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officeooo:rsid="000011ab" officeooo:paragraph-rsid="000011ab"/>
    </style:style>
    <style:style style:name="P2" style:family="paragraph" style:parent-style-name="Standard" style:list-style-name="L1">
      <style:text-properties officeooo:rsid="000011ab" officeooo:paragraph-rsid="000011ab"/>
    </style:style>
    <style:style style:name="P3" style:family="paragraph" style:parent-style-name="Standard">
      <style:text-properties officeooo:rsid="00005c1e" officeooo:paragraph-rsid="00005c1e"/>
    </style:style>
    <style:style style:name="P4" style:family="paragraph" style:parent-style-name="Standard">
      <style:text-properties officeooo:rsid="0000f077" officeooo:paragraph-rsid="0000f077"/>
    </style:style>
    <style:style style:name="P5" style:family="paragraph" style:parent-style-name="Standard">
      <style:text-properties officeooo:rsid="0000f077" officeooo:paragraph-rsid="000263c3"/>
    </style:style>
    <style:style style:name="P6" style:family="paragraph" style:parent-style-name="Standard">
      <style:text-properties officeooo:rsid="000263c3" officeooo:paragraph-rsid="000263c3"/>
    </style:style>
    <style:style style:name="P7" style:family="paragraph" style:parent-style-name="Standard">
      <style:text-properties officeooo:rsid="0004344f" officeooo:paragraph-rsid="0004344f"/>
    </style:style>
    <style:style style:name="P8" style:family="paragraph" style:parent-style-name="Standard">
      <style:text-properties fo:font-weight="bold" officeooo:rsid="0004344f" officeooo:paragraph-rsid="0004344f" style:font-weight-asian="bold" style:font-weight-complex="bold"/>
    </style:style>
    <style:style style:name="P9" style:family="paragraph" style:parent-style-name="Standard">
      <style:text-properties fo:font-weight="bold" officeooo:rsid="0000f077" officeooo:paragraph-rsid="0000f077" style:font-weight-asian="bold" style:font-weight-complex="bold"/>
    </style:style>
    <style:style style:name="P10" style:family="paragraph" style:parent-style-name="Standard">
      <style:text-properties fo:font-weight="bold" officeooo:rsid="00005c1e" officeooo:paragraph-rsid="00005c1e" style:font-weight-asian="bold" style:font-weight-complex="bold"/>
    </style:style>
    <style:style style:name="P11" style:family="paragraph" style:parent-style-name="Standard">
      <style:text-properties fo:font-size="16pt" fo:font-weight="bold" officeooo:rsid="000011ab" officeooo:paragraph-rsid="000011ab" style:font-size-asian="16pt" style:font-weight-asian="bold" style:font-size-complex="16pt" style:font-weight-complex="bold"/>
    </style:style>
    <style:style style:name="P12" style:family="paragraph" style:parent-style-name="Standard" style:list-style-name="L1">
      <style:text-properties fo:font-size="14pt" fo:font-weight="bold" officeooo:rsid="000011ab" officeooo:paragraph-rsid="000011ab" style:font-size-asian="14pt" style:font-weight-asian="bold" style:font-size-complex="14pt" style:font-weight-complex="bold"/>
    </style:style>
    <style:style style:name="P13" style:family="paragraph" style:parent-style-name="Standard">
      <style:text-properties fo:font-weight="normal" officeooo:rsid="000011ab" officeooo:paragraph-rsid="000011ab" style:font-weight-asian="normal" style:font-weight-complex="normal"/>
    </style:style>
    <style:style style:name="T1" style:family="text">
      <style:text-properties officeooo:rsid="0000f077"/>
    </style:style>
    <style:style style:name="T2" style:family="text">
      <style:text-properties officeooo:rsid="000263c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oftware Experiment 1 Report</text:p>
      <text:p text:style-name="P13">Rafii Raditya Hakim<text:tab/><text:tab/><text:tab/><text:tab/><text:tab/><text:tab/><text:tab/><text:tab/><text:tab/>1TE21130K</text:p>
      <text:p text:style-name="P1"/>
      <text:list xml:id="list576962987" text:style-name="L1">
        <text:list-item>
          <text:p text:style-name="P12">Description</text:p>
        </text:list-item>
      </text:list>
      <text:p text:style-name="P1"/>
      <text:p text:style-name="P1"><text:tab/>For this individual assignment, I have chosen to do task 8, which to design a stopwatch with start, stop, and reset key operation. The flow of the stopwatch is described below.</text:p>
      <text:p text:style-name="P1"/>
      <text:p text:style-name="P1">********************************************************************************</text:p>
      <text:p text:style-name="P1">&gt; Initiate stopwatch LED display at 00:00:00 </text:p>
      <text:p text:style-name="P1">&gt; wait for any key input</text:p>
      <text:p text:style-name="P1">&gt; if a key that correspond to start is pressed, start the stopwatch</text:p>
      <text:p text:style-name="P1">&gt; if a key that correspond to stop is pressed, stop the stopwatch</text:p>
      <text:p text:style-name="P1">&gt; if a key that correspond to reset is pressed, reset the stopwatch back to 00:00:00</text:p>
      <text:p text:style-name="P1">&gt; loop indefinitely</text:p>
      <text:p text:style-name="P1">********************************************************************************</text:p>
      <text:p text:style-name="P1"/>
      <text:p text:style-name="P1">In the section below, I will explain how I implemented the task in the program while also providing the relevant part of the code. In addition to that, all of the subroutines from echoback program are kept unchanged, and for that reason, I will only provide description for the additional code of the individual task.</text:p>
      <text:list xml:id="list180722951045732" text:continue-numbering="true" text:style-name="L1">
        <text:list-header>
          <text:p text:style-name="P2"/>
        </text:list-header>
        <text:list-item>
          <text:p text:style-name="P12">Program explanation</text:p>
          <text:p text:style-name="P2"/>
        </text:list-item>
      </text:list>
      <text:p text:style-name="P10">2.1 Get input from the keyboard for Stopwatch key operation</text:p>
      <text:p text:style-name="P3"/>
      <text:p text:style-name="P3">Th<text:span text:style-name="T1">e</text:span> code below describe<text:span text:style-name="T1">s</text:span> the instruction to get input from the buffer passed on from GETSTRING. <text:span text:style-name="T1">If the buffer is empty, it will simply skip this part. If the buffer is not empty, it will read the input and try to search for the character ‘s’, ‘t’, and ‘r’. If the respective character is detected, it will then proceed to execute the corresponding stopwatch function afterwards. </text:span></text:p>
      <text:p text:style-name="P3"><text:line-break/>****************************************************************</text:p>
      <text:p text:style-name="P3">** <text:s/>GET_INPUT</text:p>
      <text:p text:style-name="P3">** <text:s/>detects several special key for stopwatch input</text:p>
      <text:p text:style-name="P3">**<text:tab/>author: Rafii</text:p>
      <text:p text:style-name="P3">****************************************************************</text:p>
      <text:p text:style-name="P3">GET_INPUT:</text:p>
      <text:p text:style-name="P3"><text:tab/>movem.l<text:tab/>%d5/%a5, -(%sp)</text:p>
      <text:p text:style-name="P3"/>
      <text:p text:style-name="P3"><text:tab/>cmpi.b<text:tab/>#0, %d0<text:tab/><text:tab/><text:tab/>| skip if input size is 0</text:p>
      <text:p text:style-name="P3"><text:tab/>beq<text:tab/>GET_INPUT_END</text:p>
      <text:p text:style-name="P3"><text:tab/></text:p>
      <text:p text:style-name="P3"><text:tab/>lea.l<text:tab/>BUF, %a5<text:tab/><text:tab/>| get input from buffer</text:p>
      <text:p text:style-name="P3"><text:tab/>move.b<text:tab/>(%a5), %d5</text:p>
      <text:p text:style-name="P3"/>
      <text:p text:style-name="P3"><text:tab/>cmp.b<text:tab/>#'s', %d5<text:tab/><text:tab/>| check input</text:p>
      <text:p text:style-name="P3"><text:tab/>beq<text:tab/>START_STOPWATCH</text:p>
      <text:p text:style-name="P3"><text:tab/>cmp.b<text:tab/>#'t', %d5</text:p>
      <text:p text:style-name="P3"><text:tab/>beq<text:tab/>TERMINATE_STOPWATCH</text:p>
      <text:p text:style-name="P3"><text:tab/>cmp.b<text:tab/>#'r', %d5</text:p>
      <text:p text:style-name="P3"><text:tab/>beq<text:tab/>RESET_STOPWATCH</text:p>
      <text:p text:style-name="P3"><text:tab/>bra<text:tab/>GET_INPUT_END</text:p>
      <text:p text:style-name="P3"><text:soft-page-break/><text:tab/></text:p>
      <text:p text:style-name="P3">START_STOPWATCH:</text:p>
      <text:p text:style-name="P3"><text:tab/>** ignore command if timer is up</text:p>
      <text:p text:style-name="P3"><text:tab/>cmpi.b<text:tab/>#1, STATUS</text:p>
      <text:p text:style-name="P3"><text:tab/>beq<text:tab/>GET_INPUT_END</text:p>
      <text:p text:style-name="P3"><text:tab/></text:p>
      <text:p text:style-name="P3"><text:tab/>jsr<text:tab/>STOPWATCH_ON</text:p>
      <text:p text:style-name="P3"><text:tab/>bra<text:tab/>GET_INPUT_END</text:p>
      <text:p text:style-name="P3"><text:tab/></text:p>
      <text:p text:style-name="P3">TERMINATE_STOPWATCH:</text:p>
      <text:p text:style-name="P3"><text:tab/>** ignore command if timer is down</text:p>
      <text:p text:style-name="P3"><text:tab/>cmpi.b<text:tab/>#0, STATUS</text:p>
      <text:p text:style-name="P3"><text:tab/>beq<text:tab/>GET_INPUT_END</text:p>
      <text:p text:style-name="P3"/>
      <text:p text:style-name="P3"><text:tab/>jsr<text:tab/>STOPWATCH_OFF</text:p>
      <text:p text:style-name="P3"><text:tab/>bra<text:tab/>GET_INPUT_END</text:p>
      <text:p text:style-name="P3"><text:tab/></text:p>
      <text:p text:style-name="P3">RESET_STOPWATCH:</text:p>
      <text:p text:style-name="P3"><text:tab/>jsr<text:tab/>STOPWATCH_RESET</text:p>
      <text:p text:style-name="P3"><text:tab/>bra<text:tab/>GET_INPUT_END</text:p>
      <text:p text:style-name="P3"/>
      <text:p text:style-name="P3">GET_INPUT_END:</text:p>
      <text:p text:style-name="P3"><text:tab/>movem.l<text:tab/>(%sp)+, %d5/%a5</text:p>
      <text:p text:style-name="P3"><text:tab/>rts</text:p>
      <text:p text:style-name="P3"/>
      <text:p text:style-name="P3"/>
      <text:p text:style-name="P9">2.2 Stopwatch functions</text:p>
      <text:p text:style-name="P4"/>
      <text:p text:style-name="P5">The code below describes the functionality of stopwatch along with the operations tied to it. First, when the program is run, an initializing function STOPWATCH_INIT will be run from MAIN. This function initialize the starting value of each of the stopwatch’s digit displayed. <text:span text:style-name="T2">After that, a welcome message “Hi, welcome!” will displayed in the terminal and the timer tied to the function </text:span>STOPWATCH_INCREASE_TIME <text:span text:style-name="T2">will be run in the background. </text:span></text:p>
      <text:p text:style-name="P5"/>
      <text:p text:style-name="P5"><text:span text:style-name="T2">The </text:span>STOPWATCH_INCREASE_TIME <text:span text:style-name="T2">function that runs in the background will increment the time counter by 1 every second when the flag STATUS is set to 1. If the STATUS is 0, it will ignore <text:s/>the function and NOT increment the time. Each of the stopwatch digit here are controlled separately and manually manipulated in the code.</text:span></text:p>
      <text:p text:style-name="P5"/>
      <text:p text:style-name="P6">In the MAIN loop, the function <text:span text:style-name="T1">STOPWATCH_DISPLAY_TIME </text:span>will be run in every cycle, this will actively display the current time in the LED section at any time. The function GET_INPUT that also run in the MAIN will also provide access to the funtion <text:span text:style-name="T1">STOPWATCH_ON, STOPWATCH_O</text:span>FF, and <text:span text:style-name="T1">STOPWATCH_</text:span>RESET. <text:span text:style-name="T1">STOPWATCH_ON </text:span>and <text:span text:style-name="T1">STOPWATCH_O</text:span>FF will set the flag STATUS to 1 and 0 respectively when the corresponding button is pressed. <text:span text:style-name="T1">STOPWATCH_</text:span>RESET will reset all of stopwatch digit back to 0. all three functions also display message to the terminal when they are called.</text:p>
      <text:p text:style-name="P4"/>
      <text:p text:style-name="P4">****************************************************************</text:p>
      <text:p text:style-name="P4">** <text:s/>STOPWATCH</text:p>
      <text:p text:style-name="P4">** <text:s/>store functions for stopwatch</text:p>
      <text:p text:style-name="P4">**<text:tab/>author: Rafii</text:p>
      <text:p text:style-name="P4">****************************************************************</text:p>
      <text:p text:style-name="P4"><text:soft-page-break/>STOPWATCH_INIT:<text:tab/></text:p>
      <text:p text:style-name="P4"><text:tab/>/* stopwatch initiated at 23:58:55 for testing purpose */</text:p>
      <text:p text:style-name="P4"><text:tab/>** initiate time var</text:p>
      <text:p text:style-name="P4"><text:tab/>move.b<text:tab/>#0x05, SECOND_1</text:p>
      <text:p text:style-name="P4"><text:tab/>move.b<text:tab/>#0x05, SECOND_2</text:p>
      <text:p text:style-name="P4"><text:tab/>move.b<text:tab/>#0x08, MINUTE_1</text:p>
      <text:p text:style-name="P4"><text:tab/>move.b<text:tab/>#0x05, MINUTE_2</text:p>
      <text:p text:style-name="P4"><text:tab/>move.b<text:tab/>#0x03, HOUR_1</text:p>
      <text:p text:style-name="P4"><text:tab/>move.b<text:tab/>#0x02, HOUR_2</text:p>
      <text:p text:style-name="P4"><text:tab/></text:p>
      <text:p text:style-name="P4"><text:tab/>** Start up SET_TIMER by the system call</text:p>
      <text:p text:style-name="P4"><text:tab/>move.l<text:tab/>#SYSCALL_NUM_SET_TIMER, %d0</text:p>
      <text:p text:style-name="P4"><text:tab/>move.w<text:tab/>#10000, %d1<text:tab/><text:tab/><text:tab/><text:tab/>/* change timer (in 0.t msec) */</text:p>
      <text:p text:style-name="P4"><text:tab/>move.l<text:tab/>#STOPWATCH_INCREASE_TIME, %d2<text:tab/>/* change '#TT' to the function label you want to use */</text:p>
      <text:p text:style-name="P4"><text:tab/>trap<text:tab/>#0</text:p>
      <text:p text:style-name="P4"><text:tab/></text:p>
      <text:p text:style-name="P4"><text:tab/>** print something</text:p>
      <text:p text:style-name="P4"><text:tab/>move.l<text:tab/>#SYSCALL_NUM_PUTSTRING, %d0</text:p>
      <text:p text:style-name="P4"><text:tab/>move.l<text:tab/>#0, %d1<text:tab/><text:tab/><text:tab/><text:tab/>/*ch = 0*/</text:p>
      <text:p text:style-name="P4"><text:tab/>move.l<text:tab/>#W_MSG, %d2<text:tab/><text:tab/><text:tab/>/*p = #TMSG*/</text:p>
      <text:p text:style-name="P4"><text:tab/>move.l<text:tab/>#12, %d3<text:tab/><text:tab/><text:tab/><text:tab/>/*size = 12*/</text:p>
      <text:p text:style-name="P4"><text:tab/>trap<text:tab/>#0</text:p>
      <text:p text:style-name="P4"><text:tab/></text:p>
      <text:p text:style-name="P4"><text:tab/>rts</text:p>
      <text:p text:style-name="P4"/>
      <text:p text:style-name="P4">STOPWATCH_DISPLAY_TIME:</text:p>
      <text:p text:style-name="P4"><text:tab/>movem.l<text:tab/>%d0, -(%sp)</text:p>
      <text:p text:style-name="P4"><text:tab/></text:p>
      <text:p text:style-name="P4"><text:tab/>move.b<text:tab/>SECOND_1, %d0<text:tab/>| move SECOND_1 to d0</text:p>
      <text:p text:style-name="P4"><text:tab/>andi.b<text:tab/>#0x0F, %d0<text:tab/><text:tab/><text:tab/>| get last digit</text:p>
      <text:p text:style-name="P4"><text:tab/>addi.b<text:tab/>#48, %d0<text:tab/><text:tab/><text:tab/>| add header</text:p>
      <text:p text:style-name="P4"><text:tab/>move.b<text:tab/>%d0, LED0<text:tab/><text:tab/>| display led</text:p>
      <text:p text:style-name="P4"><text:tab/></text:p>
      <text:p text:style-name="P4"><text:tab/>move.b<text:tab/>SECOND_2, %d0<text:tab/>| move SECOND_2 to d0</text:p>
      <text:p text:style-name="P4"><text:tab/>andi.b<text:tab/>#0x0F, %d0<text:tab/><text:tab/><text:tab/>| get last digit</text:p>
      <text:p text:style-name="P4"><text:tab/>addi.b<text:tab/>#48, %d0<text:tab/><text:tab/><text:tab/>| add header</text:p>
      <text:p text:style-name="P4"><text:tab/>move.b<text:tab/>%d0, LED1<text:tab/><text:tab/>| display led</text:p>
      <text:p text:style-name="P4"><text:tab/></text:p>
      <text:p text:style-name="P4"><text:tab/>move.b<text:tab/>#':', LED2<text:tab/><text:tab/>| display led</text:p>
      <text:p text:style-name="P4"><text:tab/></text:p>
      <text:p text:style-name="P4"><text:tab/>move.b<text:tab/>MINUTE_1, %d0<text:tab/>| move MINUTE_1 to d0</text:p>
      <text:p text:style-name="P4"><text:tab/>andi.b<text:tab/>#0x0F, %d0<text:tab/><text:tab/><text:tab/>| get last digit</text:p>
      <text:p text:style-name="P4"><text:tab/>addi.b<text:tab/>#48, %d0<text:tab/><text:tab/><text:tab/>| add header</text:p>
      <text:p text:style-name="P4"><text:tab/>move.b<text:tab/>%d0, LED3<text:tab/><text:tab/>| display led</text:p>
      <text:p text:style-name="P4"><text:tab/></text:p>
      <text:p text:style-name="P4"><text:tab/>move.b<text:tab/>MINUTE_2, %d0<text:tab/>| move MINUTE_2 to d0</text:p>
      <text:p text:style-name="P4"><text:tab/>andi.b<text:tab/>#0x0F, %d0<text:tab/><text:tab/><text:tab/>| get last digit</text:p>
      <text:p text:style-name="P4"><text:tab/>addi.b<text:tab/>#48, %d0<text:tab/><text:tab/><text:tab/>| add header</text:p>
      <text:p text:style-name="P4"><text:tab/>move.b<text:tab/>%d0, LED4<text:tab/><text:tab/>| display led</text:p>
      <text:p text:style-name="P4"><text:tab/></text:p>
      <text:p text:style-name="P4"><text:tab/>move.b<text:tab/>#':', LED5<text:tab/><text:tab/>| display led</text:p>
      <text:p text:style-name="P4"><text:soft-page-break/><text:tab/></text:p>
      <text:p text:style-name="P4"><text:tab/>move.b<text:tab/>HOUR_1, %d0<text:tab/>| move HOUR_1 to d0</text:p>
      <text:p text:style-name="P4"><text:tab/>andi.b<text:tab/>#0x0F, %d0<text:tab/><text:tab/><text:tab/>| get last digit</text:p>
      <text:p text:style-name="P4"><text:tab/>addi.b<text:tab/>#48, %d0<text:tab/><text:tab/><text:tab/>| add header</text:p>
      <text:p text:style-name="P4"><text:tab/>move.b<text:tab/>%d0, LED6<text:tab/><text:tab/>| display led</text:p>
      <text:p text:style-name="P4"><text:tab/></text:p>
      <text:p text:style-name="P4"><text:tab/>move.b<text:tab/>HOUR_2, %d0<text:tab/>| move HOUR_2 to d0</text:p>
      <text:p text:style-name="P4"><text:tab/>andi.b<text:tab/>#0x0F, %d0<text:tab/><text:tab/><text:tab/>| get last digit</text:p>
      <text:p text:style-name="P4"><text:tab/>addi.b<text:tab/>#48, %d0<text:tab/><text:tab/><text:tab/>| add header</text:p>
      <text:p text:style-name="P4"><text:tab/>move.b<text:tab/>%d0, LED7<text:tab/><text:tab/>| display led</text:p>
      <text:p text:style-name="P4"><text:tab/></text:p>
      <text:p text:style-name="P4"><text:tab/>movem.l<text:tab/>(%sp)+, %d0</text:p>
      <text:p text:style-name="P4"><text:tab/>rts</text:p>
      <text:p text:style-name="P4"/>
      <text:p text:style-name="P4">STOPWATCH_INCREASE_TIME:</text:p>
      <text:p text:style-name="P4"><text:s text:c="4"/><text:tab/>** skip if stopwatch down</text:p>
      <text:p text:style-name="P4"><text:s text:c="4"/><text:tab/>cmpi.b<text:tab/>#1, STATUS</text:p>
      <text:p text:style-name="P4"><text:tab/>bne<text:tab/>TIME_INCREMENT_END</text:p>
      <text:p text:style-name="P4"><text:tab/></text:p>
      <text:p text:style-name="P4"><text:tab/>** increment time per digit</text:p>
      <text:p text:style-name="P4"><text:tab/>INCREMENT_SECOND_1:</text:p>
      <text:p text:style-name="P4"><text:tab/>addi.b<text:tab/>#1, SECOND_1<text:tab/><text:tab/><text:tab/>| increment second_1 by 1</text:p>
      <text:p text:style-name="P4"><text:tab/>cmpi.b<text:tab/>#0x0a, SECOND_1<text:tab/><text:tab/><text:tab/>| check second_1 digit</text:p>
      <text:p text:style-name="P4"><text:tab/>blt<text:tab/>TIME_INCREMENT_END<text:tab/><text:tab/>| terminate if &lt;10</text:p>
      <text:p text:style-name="P4"><text:tab/></text:p>
      <text:p text:style-name="P4"><text:tab/>move.b<text:tab/>#0x00, SECOND_1<text:tab/><text:tab/>| reset second_1 digit</text:p>
      <text:p text:style-name="P4"><text:tab/></text:p>
      <text:p text:style-name="P4"><text:tab/>INCREMENT_SECOND_2:</text:p>
      <text:p text:style-name="P4"><text:tab/>addi.b<text:tab/>#1, SECOND_2<text:tab/><text:tab/><text:tab/>| increment second_2 by 1</text:p>
      <text:p text:style-name="P4"><text:tab/>cmpi.b<text:tab/>#0x06, SECOND_2<text:tab/><text:tab/><text:tab/>| check second_2 digit</text:p>
      <text:p text:style-name="P4"><text:tab/>blt<text:tab/>TIME_INCREMENT_END<text:tab/><text:tab/>| terminate if &lt;6</text:p>
      <text:p text:style-name="P4"><text:tab/></text:p>
      <text:p text:style-name="P4"><text:tab/>move.b<text:tab/>#0x00, SECOND_1<text:tab/><text:tab/>| reset second_1 digit</text:p>
      <text:p text:style-name="P4"><text:tab/>move.b<text:tab/>#0x00, SECOND_2<text:tab/><text:tab/>| reset second_2 digit</text:p>
      <text:p text:style-name="P4"><text:tab/></text:p>
      <text:p text:style-name="P4"><text:tab/>INCREMENT_MINUTE_1:</text:p>
      <text:p text:style-name="P4"><text:tab/>addi.b<text:tab/>#1, MINUTE_1<text:tab/><text:tab/><text:tab/>| increment MINUTE_1 digit by 1</text:p>
      <text:p text:style-name="P4"><text:tab/>cmpi.b<text:tab/>#0x0a, MINUTE_1<text:tab/><text:tab/><text:tab/>| check MINUTE_1 digit</text:p>
      <text:p text:style-name="P4"><text:tab/>blt<text:tab/>TIME_INCREMENT_END<text:tab/><text:tab/>| terminate if &lt;10</text:p>
      <text:p text:style-name="P4"><text:tab/></text:p>
      <text:p text:style-name="P4"><text:tab/>move.b<text:tab/>#0x00, SECOND_1<text:tab/><text:tab/>| reset second_1 digit</text:p>
      <text:p text:style-name="P4"><text:tab/>move.b<text:tab/>#0x00, SECOND_2<text:tab/><text:tab/>| reset second_2 digit</text:p>
      <text:p text:style-name="P4"><text:tab/>move.b<text:tab/>#0x00, MINUTE_1<text:tab/><text:tab/>| reset minute_1 digit</text:p>
      <text:p text:style-name="P4"><text:tab/></text:p>
      <text:p text:style-name="P4"><text:tab/>INCREMENT_MINUTE_2:</text:p>
      <text:p text:style-name="P4"><text:tab/>addi.b<text:tab/>#1, MINUTE_2<text:tab/><text:tab/><text:tab/>| increment MINUTE_2 digit</text:p>
      <text:p text:style-name="P4"><text:tab/>cmpi.b<text:tab/>#0x06, MINUTE_2<text:tab/><text:tab/><text:tab/>| check MINUTE_2 digit</text:p>
      <text:p text:style-name="P4"><text:tab/>blt<text:tab/>TIME_INCREMENT_END<text:tab/><text:tab/>| terminate if &lt;6</text:p>
      <text:p text:style-name="P4"><text:tab/></text:p>
      <text:p text:style-name="P4"><text:tab/>move.b<text:tab/>#0x00, SECOND_1<text:tab/><text:tab/>| reset second_1 digit</text:p>
      <text:p text:style-name="P4"><text:tab/>move.b<text:tab/>#0x00, SECOND_2<text:tab/><text:tab/>| reset second_2 digit</text:p>
      <text:p text:style-name="P4"><text:tab/>move.b<text:tab/>#0x00, MINUTE_1<text:tab/><text:tab/>| reset minute_1 digit</text:p>
      <text:p text:style-name="P4"><text:soft-page-break/><text:tab/>move.b<text:tab/>#0x00, MINUTE_2<text:tab/><text:tab/>| reset minute_2 digit</text:p>
      <text:p text:style-name="P4"><text:tab/></text:p>
      <text:p text:style-name="P4"><text:tab/>INCREMENT_HOUR_1:</text:p>
      <text:p text:style-name="P4"><text:tab/>addi.b<text:tab/>#1, HOUR_1<text:tab/><text:tab/><text:tab/><text:tab/>| increment hour_2 digit</text:p>
      <text:p text:style-name="P4"><text:tab/>bra<text:tab/>CHECK_24H_LIMIT<text:tab/><text:tab/>| check 24h limit</text:p>
      <text:p text:style-name="P4"><text:tab/>CHECK_24H_LIMIT_END:</text:p>
      <text:p text:style-name="P4"><text:tab/>cmpi.b<text:tab/>#0x0a, HOUR_1<text:tab/><text:tab/><text:tab/>| check MINUTE_1 digit</text:p>
      <text:p text:style-name="P4"><text:tab/>blt<text:tab/>TIME_INCREMENT_END<text:tab/><text:tab/>| terminate if &lt;6</text:p>
      <text:p text:style-name="P4"><text:tab/></text:p>
      <text:p text:style-name="P4"><text:tab/>move.b<text:tab/>#0x00, SECOND_1<text:tab/><text:tab/>| reset second_1 digit</text:p>
      <text:p text:style-name="P4"><text:tab/>move.b<text:tab/>#0x00, SECOND_2<text:tab/><text:tab/>| reset second_2 digit</text:p>
      <text:p text:style-name="P4"><text:tab/>move.b<text:tab/>#0x00, MINUTE_1<text:tab/><text:tab/>| reset minute_1 digit</text:p>
      <text:p text:style-name="P4"><text:tab/>move.b<text:tab/>#0x00, MINUTE_2<text:tab/><text:tab/>| reset minute_2 digit</text:p>
      <text:p text:style-name="P4"><text:tab/>move.b<text:tab/>#0x00, HOUR_1<text:tab/><text:tab/>| reset hour_1 digit</text:p>
      <text:p text:style-name="P4"><text:tab/></text:p>
      <text:p text:style-name="P4"><text:tab/>INCREMENT_HOUR_2:</text:p>
      <text:p text:style-name="P4"><text:tab/>addi.b<text:tab/>#1, HOUR_2<text:tab/><text:tab/><text:tab/><text:tab/>| increment hour_2 digit</text:p>
      <text:p text:style-name="P4"><text:tab/></text:p>
      <text:p text:style-name="P4"><text:tab/>TIME_INCREMENT_END:</text:p>
      <text:p text:style-name="P4"><text:tab/>rts</text:p>
      <text:p text:style-name="P4"><text:tab/></text:p>
      <text:p text:style-name="P4"><text:tab/>CHECK_24H_LIMIT:<text:tab/><text:tab/><text:tab/>| check whether it has reached 24h or not</text:p>
      <text:p text:style-name="P4"><text:tab/>cmpi.b<text:tab/>#0x04, HOUR_1</text:p>
      <text:p text:style-name="P4"><text:tab/>bne<text:tab/>TIME_INCREMENT_END</text:p>
      <text:p text:style-name="P4"><text:tab/>cmpi.b<text:tab/>#0x02, HOUR_2</text:p>
      <text:p text:style-name="P4"><text:tab/>bne<text:tab/>TIME_INCREMENT_END</text:p>
      <text:p text:style-name="P4"><text:tab/></text:p>
      <text:p text:style-name="P4"><text:tab/>move.b<text:tab/>#0x00, SECOND_1<text:tab/><text:tab/>| reset second_1 digit</text:p>
      <text:p text:style-name="P4"><text:tab/>move.b<text:tab/>#0x00, SECOND_2<text:tab/><text:tab/>| reset second_2 digit</text:p>
      <text:p text:style-name="P4"><text:tab/>move.b<text:tab/>#0x00, MINUTE_1<text:tab/><text:tab/>| reset minute_1 digit</text:p>
      <text:p text:style-name="P4"><text:tab/>move.b<text:tab/>#0x00, MINUTE_2<text:tab/><text:tab/>| reset minute_2 digit</text:p>
      <text:p text:style-name="P4"><text:tab/>move.b<text:tab/>#0x00, HOUR_1<text:tab/><text:tab/>| reset hour_1 digit</text:p>
      <text:p text:style-name="P4"><text:tab/>move.b<text:tab/>#0x00, HOUR_2<text:tab/><text:tab/>| reset hour_2 digit</text:p>
      <text:p text:style-name="P4"><text:tab/></text:p>
      <text:p text:style-name="P4"><text:tab/>bra<text:tab/>CHECK_24H_LIMIT_END</text:p>
      <text:p text:style-name="P4"/>
      <text:p text:style-name="P4">STOPWATCH_ON:</text:p>
      <text:p text:style-name="P4"><text:tab/>** set status to timer up</text:p>
      <text:p text:style-name="P4"><text:tab/>move.b<text:tab/>#1, STATUS</text:p>
      <text:p text:style-name="P4"><text:tab/></text:p>
      <text:p text:style-name="P4"><text:tab/>movem.l<text:tab/>%d0-%d3, -(%sp)</text:p>
      <text:p text:style-name="P4"><text:tab/></text:p>
      <text:p text:style-name="P4"><text:tab/>** print something</text:p>
      <text:p text:style-name="P4"><text:tab/>move.l<text:tab/>#SYSCALL_NUM_PUTSTRING, %d0</text:p>
      <text:p text:style-name="P4"><text:tab/>move.l<text:tab/>#0, %d1<text:tab/><text:tab/><text:tab/><text:tab/>/*ch = 0*/</text:p>
      <text:p text:style-name="P4"><text:tab/>move.l<text:tab/>#S_MSG, %d2<text:tab/><text:tab/><text:tab/>/*p = #TMSG*/</text:p>
      <text:p text:style-name="P4"><text:tab/>move.l<text:tab/>#22, %d3<text:tab/><text:tab/><text:tab/><text:tab/>/*size = 22*/</text:p>
      <text:p text:style-name="P4"><text:tab/>trap<text:tab/>#0</text:p>
      <text:p text:style-name="P4"><text:tab/></text:p>
      <text:p text:style-name="P4"><text:tab/>movem.l<text:tab/>(%sp)+, %d0-%d3</text:p>
      <text:p text:style-name="P4"><text:tab/></text:p>
      <text:p text:style-name="P4"><text:tab/>rts</text:p>
      <text:p text:style-name="P4"><text:soft-page-break/></text:p>
      <text:p text:style-name="P4">STOPWATCH_OFF:</text:p>
      <text:p text:style-name="P4"><text:tab/>** set status to timer down</text:p>
      <text:p text:style-name="P4"><text:tab/>move.b<text:tab/>#0, STATUS</text:p>
      <text:p text:style-name="P4"><text:tab/></text:p>
      <text:p text:style-name="P4"><text:tab/>movem.l<text:tab/>%d0-%d3, -(%sp)</text:p>
      <text:p text:style-name="P4"><text:tab/></text:p>
      <text:p text:style-name="P4"><text:tab/>** print something</text:p>
      <text:p text:style-name="P4"><text:tab/>move.l<text:tab/>#SYSCALL_NUM_PUTSTRING, %d0</text:p>
      <text:p text:style-name="P4"><text:tab/>move.l<text:tab/>#0, %d1<text:tab/><text:tab/><text:tab/><text:tab/>/*ch = 0*/</text:p>
      <text:p text:style-name="P4"><text:tab/>move.l<text:tab/>#T_MSG, %d2<text:tab/><text:tab/><text:tab/>/*p = #TMSG*/</text:p>
      <text:p text:style-name="P4"><text:tab/>move.l<text:tab/>#22, %d3<text:tab/><text:tab/><text:tab/><text:tab/>/*size = 22*/</text:p>
      <text:p text:style-name="P4"><text:tab/>trap<text:tab/>#0</text:p>
      <text:p text:style-name="P4"><text:tab/></text:p>
      <text:p text:style-name="P4"><text:tab/>movem.l<text:tab/>(%sp)+, %d0-%d3</text:p>
      <text:p text:style-name="P4"><text:tab/></text:p>
      <text:p text:style-name="P4"><text:tab/>rts</text:p>
      <text:p text:style-name="P4"/>
      <text:p text:style-name="P4">STOPWATCH_RESET:</text:p>
      <text:p text:style-name="P4"><text:tab/>move.b<text:tab/>#0x00, SECOND_1</text:p>
      <text:p text:style-name="P4"><text:tab/>move.b<text:tab/>#0x00, SECOND_2</text:p>
      <text:p text:style-name="P4"><text:tab/>move.b<text:tab/>#0x00, MINUTE_1</text:p>
      <text:p text:style-name="P4"><text:tab/>move.b<text:tab/>#0x00, MINUTE_2</text:p>
      <text:p text:style-name="P4"><text:tab/>move.b<text:tab/>#0x00, HOUR_1</text:p>
      <text:p text:style-name="P4"><text:tab/>move.b<text:tab/>#0x00, HOUR_2</text:p>
      <text:p text:style-name="P4"><text:tab/></text:p>
      <text:p text:style-name="P4"><text:tab/>movem.l<text:tab/>%d0-%d3, -(%sp)</text:p>
      <text:p text:style-name="P4"><text:tab/></text:p>
      <text:p text:style-name="P4"><text:tab/>** print something</text:p>
      <text:p text:style-name="P4"><text:tab/>move.l<text:tab/>#SYSCALL_NUM_PUTSTRING, %d0</text:p>
      <text:p text:style-name="P4"><text:tab/>move.l<text:tab/>#0, %d1<text:tab/><text:tab/><text:tab/><text:tab/>/*ch = 0*/</text:p>
      <text:p text:style-name="P4"><text:tab/>move.l<text:tab/>#R_MSG, %d2<text:tab/><text:tab/><text:tab/>/*p = #TMSG*/</text:p>
      <text:p text:style-name="P4"><text:tab/>move.l<text:tab/>#20, %d3<text:tab/><text:tab/><text:tab/><text:tab/>/*size = 20*/</text:p>
      <text:p text:style-name="P4"><text:tab/>trap<text:tab/>#0</text:p>
      <text:p text:style-name="P4"><text:tab/></text:p>
      <text:p text:style-name="P4"><text:tab/>movem.l<text:tab/>(%sp)+, %d0-%d3</text:p>
      <text:p text:style-name="P4"><text:tab/></text:p>
      <text:p text:style-name="P4"><text:tab/>rts</text:p>
      <text:p text:style-name="P4"/>
      <text:p text:style-name="P4"/>
      <text:p text:style-name="P8">2.3 The whole code</text:p>
      <text:p text:style-name="P7"/>
      <text:p text:style-name="P7">The code below is the full program of the individual task 8.</text:p>
      <text:p text:style-name="P7"/>
      <text:p text:style-name="P7">********************</text:p>
      <text:p text:style-name="P7">** System call numbers </text:p>
      <text:p text:style-name="P7">******************** </text:p>
      <text:p text:style-name="P7"><text:s text:c="4"/>.equ <text:s text:c="3"/>SYSCALL_NUM_GETSTRING, 1 </text:p>
      <text:p text:style-name="P7"><text:s text:c="4"/>.equ <text:s text:c="3"/>SYSCALL_NUM_PUTSTRING, 2 </text:p>
      <text:p text:style-name="P7"><text:s text:c="4"/>.equ <text:s text:c="3"/>SYSCALL_NUM_RESET_TIMER, 3 </text:p>
      <text:p text:style-name="P7"><text:s text:c="4"/>.equ <text:s text:c="3"/>SYSCALL_NUM_SET_TIMER, 4</text:p>
      <text:p text:style-name="P7"><text:tab/></text:p>
      <text:p text:style-name="P7"><text:soft-page-break/><text:tab/></text:p>
      <text:p text:style-name="P7">******************************</text:p>
      <text:p text:style-name="P7">** Head of the Register Group</text:p>
      <text:p text:style-name="P7">*******************************</text:p>
      <text:p text:style-name="P7"><text:s text:c="4"/>.equ <text:s text:c="3"/>REGBASE, 0xFFF000<text:tab/><text:tab/> | DMAP is used.</text:p>
      <text:p text:style-name="P7"><text:s text:c="4"/>.equ <text:s text:c="3"/>IOBASE, 0x00d00000</text:p>
      <text:p text:style-name="P7"><text:s text:c="4"/></text:p>
      <text:p text:style-name="P7"><text:s text:c="4"/></text:p>
      <text:p text:style-name="P7">*******************************</text:p>
      <text:p text:style-name="P7">** Registers Related to Interrupts</text:p>
      <text:p text:style-name="P7">*******************************</text:p>
      <text:p text:style-name="P7"><text:s text:c="4"/>.equ <text:s text:c="3"/>IVR, REGBASE+0x300 <text:tab/><text:tab/>| Interrupt Vector Register</text:p>
      <text:p text:style-name="P7"><text:s text:c="4"/>.equ <text:s text:c="3"/>IMR, REGBASE+0x304 <text:tab/><text:tab/>| Interrupt Mask Register</text:p>
      <text:p text:style-name="P7"><text:s text:c="4"/>.equ <text:s text:c="3"/>ISR, REGBASE+0x30c <text:tab/><text:tab/>| Interrupt Status Register</text:p>
      <text:p text:style-name="P7"><text:s text:c="4"/>.equ <text:s text:c="3"/>IPR, REGBASE+0x310 <text:tab/><text:tab/>| Interrupt Pending Register</text:p>
      <text:p text:style-name="P7"><text:s text:c="4"/></text:p>
      <text:p text:style-name="P7"><text:s text:c="4"/></text:p>
      <text:p text:style-name="P7">*******************************</text:p>
      <text:p text:style-name="P7">** Registers Related to the Timer</text:p>
      <text:p text:style-name="P7">*******************************</text:p>
      <text:p text:style-name="P7"><text:s text:c="4"/>.equ <text:s text:c="3"/>TCTL1, REGBASE+0x600 <text:tab/>| Timer1 Control Register</text:p>
      <text:p text:style-name="P7"><text:s text:c="4"/>.equ <text:s text:c="3"/>TPRER1, REGBASE+0x602 <text:tab/>| Timer1 Prescaler Register</text:p>
      <text:p text:style-name="P7"><text:s text:c="4"/>.equ <text:s text:c="3"/>TCMP1, REGBASE+0x604 <text:tab/>| Timer1 Compare Register</text:p>
      <text:p text:style-name="P7"><text:s text:c="4"/>.equ <text:s text:c="3"/>TCN1, REGBASE+0x608 <text:tab/><text:tab/>| Timer1 Counter Register</text:p>
      <text:p text:style-name="P7"><text:s text:c="4"/>.equ <text:s text:c="3"/>TSTAT1, REGBASE+0x60a <text:tab/>| Timer1 Status Register</text:p>
      <text:p text:style-name="P7"><text:s text:c="4"/></text:p>
      <text:p text:style-name="P7"><text:s text:c="4"/></text:p>
      <text:p text:style-name="P7">*******************************</text:p>
      <text:p text:style-name="P7">** Registers Related to UART1 (Transmitter and Receiver)</text:p>
      <text:p text:style-name="P7">*******************************</text:p>
      <text:p text:style-name="P7"><text:s text:c="4"/>.equ <text:s text:c="3"/>USTCNT1, REGBASE+0x900 <text:tab/>| UART1 Status / Control Register</text:p>
      <text:p text:style-name="P7"><text:s text:c="4"/>.equ <text:s text:c="3"/>UBAUD1, REGBASE+0x902 <text:tab/>| UART 1 Baud Control Register</text:p>
      <text:p text:style-name="P7"><text:s text:c="4"/>.equ <text:s text:c="3"/>URX1, REGBASE+0x904 <text:tab/><text:tab/>| UART 1 Receiver register</text:p>
      <text:p text:style-name="P7"><text:s text:c="4"/>.equ <text:s text:c="3"/>UTX1, REGBASE+0x906 <text:tab/><text:tab/>| UART 1 Transmitter Register</text:p>
      <text:p text:style-name="P7"><text:s text:c="4"/></text:p>
      <text:p text:style-name="P7"><text:s text:c="4"/></text:p>
      <text:p text:style-name="P7">*******************************</text:p>
      <text:p text:style-name="P7">** LED</text:p>
      <text:p text:style-name="P7">*******************************</text:p>
      <text:p text:style-name="P7"><text:s text:c="4"/>.equ <text:s text:c="3"/>LED7, IOBASE+0x000002f <text:tab/>| Register for LED mounted on the board</text:p>
      <text:p text:style-name="P7"><text:s text:c="4"/>.equ <text:s text:c="3"/>LED6, IOBASE+0x000002d <text:tab/>| Refer to Appendix A.4.3.1 for a way to use</text:p>
      <text:p text:style-name="P7"><text:s text:c="4"/>.equ <text:s text:c="3"/>LED5, IOBASE+0x000002b</text:p>
      <text:p text:style-name="P7"><text:s text:c="4"/>.equ <text:s text:c="3"/>LED4, IOBASE+0x0000029</text:p>
      <text:p text:style-name="P7"><text:s text:c="4"/>.equ <text:s text:c="3"/>LED3, IOBASE+0x000003f</text:p>
      <text:p text:style-name="P7"><text:s text:c="4"/>.equ <text:s text:c="3"/>LED2, IOBASE+0x000003d</text:p>
      <text:p text:style-name="P7"><text:s text:c="4"/>.equ <text:s text:c="3"/>LED1, IOBASE+0x000003b</text:p>
      <text:p text:style-name="P7"><text:s text:c="4"/>.equ <text:s text:c="3"/>LED0, IOBASE+0x0000039</text:p>
      <text:p text:style-name="P7"><text:s text:c="4"/>.equ <text:s text:c="3"/>PUSHSW, 0xFFF419 <text:tab/><text:tab/>| Register for Push Switch mounted on the board</text:p>
      <text:p text:style-name="P7"><text:s text:c="4"/></text:p>
      <text:p text:style-name="P7"><text:soft-page-break/><text:s text:c="4"/></text:p>
      <text:p text:style-name="P7">****************************************************************</text:p>
      <text:p text:style-name="P7">** Reservation of the stack region</text:p>
      <text:p text:style-name="P7">****************************************************************</text:p>
      <text:p text:style-name="P7">.section .bss</text:p>
      <text:p text:style-name="P7">.even</text:p>
      <text:p text:style-name="P7">SYS_STK:</text:p>
      <text:p text:style-name="P7"><text:s text:c="4"/>.ds.b <text:s text:c="2"/>0x4000 <text:s/><text:tab/><text:tab/><text:tab/><text:tab/>| System stack region</text:p>
      <text:p text:style-name="P7"><text:s text:c="4"/>.even</text:p>
      <text:p text:style-name="P7">SYS_STK_TOP: <text:s text:c="7"/><text:tab/><text:tab/><text:tab/>| End of the system stack region</text:p>
      <text:p text:style-name="P7"/>
      <text:p text:style-name="P7"/>
      <text:p text:style-name="P7">****************************************************************</text:p>
      <text:p text:style-name="P7">** Initialization</text:p>
      <text:p text:style-name="P7">** A specific value has been set to internal device registers.</text:p>
      <text:p text:style-name="P7">** Refer to each register specification in Appendix B to know the above reason.</text:p>
      <text:p text:style-name="P7">****************************************************************</text:p>
      <text:p text:style-name="P7">.section .text</text:p>
      <text:p text:style-name="P7">.even</text:p>
      <text:p text:style-name="P7">boot:</text:p>
      <text:p text:style-name="P7">* Prohibit an interrupt into the supervisor and during performing various settings.</text:p>
      <text:p text:style-name="P7"><text:s text:c="4"/>move.w <text:s/>#0x2700, %SR<text:tab/><text:tab/><text:tab/>| run at lv.0</text:p>
      <text:p text:style-name="P7"><text:s text:c="4"/>lea.l <text:s text:c="2"/>SYS_STK_TOP, %SP<text:tab/><text:tab/>| Set SSP</text:p>
      <text:p text:style-name="P7"><text:s text:c="4"/></text:p>
      <text:p text:style-name="P7"><text:s text:c="4"/></text:p>
      <text:p text:style-name="P7">******************************</text:p>
      <text:p text:style-name="P7">**Initialization of the interrupt controller</text:p>
      <text:p text:style-name="P7">******************************</text:p>
      <text:p text:style-name="P7"><text:s text:c="4"/>move.b <text:s/>#0x40, IVR <text:s text:c="17"/><text:tab/><text:tab/>| Set the user interrupt vector number to 0x40+level.</text:p>
      <text:p text:style-name="P7"><text:s text:c="4"/>move.l <text:s/>#0x00ff3ff9, IMR <text:s text:c="11"/><text:tab/><text:tab/>| Allow UART1 and timer interrupts</text:p>
      <text:p text:style-name="P7"><text:s text:c="4"/>move.l <text:s/>#SYSCALL, 0x080 <text:s text:c="10"/><text:tab/>| Set the interrupt for system call TRAP #0</text:p>
      <text:p text:style-name="P7"><text:s text:c="4"/>move.l <text:s/>#INTERFACE, 0x110 <text:s text:c="4"/><text:tab/><text:tab/>| Set the interrupt subroutine for level 4 interrupt</text:p>
      <text:p text:style-name="P7"><text:s text:c="4"/>move.l <text:s/>#TIMER_INTERRUPT, 0x118 <text:s text:c="3"/>| Set the interrupt subroutine for level 6 interrupt</text:p>
      <text:p text:style-name="P7"><text:s text:c="4"/></text:p>
      <text:p text:style-name="P7"><text:s text:c="4"/></text:p>
      <text:p text:style-name="P7">******************************</text:p>
      <text:p text:style-name="P7">** Initialization related to the transmitter and the receiver (UART1)</text:p>
      <text:p text:style-name="P7">** (The interrupt level has been fixed to 4.)</text:p>
      <text:p text:style-name="P7">******************************</text:p>
      <text:p text:style-name="P7"><text:s text:c="4"/>move.w <text:s/>#0x0000, USTCNT1 <text:tab/><text:tab/>| Reset</text:p>
      <text:p text:style-name="P7"><text:s text:c="4"/>move.w <text:s/>#0xe10c, USTCNT1 <text:tab/><text:tab/>| Transmission and reception possible - no parity, 1 stop, 8 bit, allow only tranmission interrupt</text:p>
      <text:p text:style-name="P7"><text:s text:c="4"/>move.w <text:s/>#0x0038, UBAUD1 <text:s/><text:tab/><text:tab/>| baud rate = 230400 bps</text:p>
      <text:p text:style-name="P7"><text:s text:c="4"/></text:p>
      <text:p text:style-name="P7"><text:s text:c="4"/></text:p>
      <text:p text:style-name="P7">*************************</text:p>
      <text:p text:style-name="P7">** Initialization related to the timer (The interrupt level has been fixed to 6.)</text:p>
      <text:p text:style-name="P7">*************************</text:p>
      <text:p text:style-name="P7"><text:s text:c="4"/>move.w <text:s/>#0x0004, TCTL1 <text:s/><text:tab/><text:tab/>| Restart, an interrupt impossible</text:p>
      <text:p text:style-name="P7"><text:s text:c="28"/><text:tab/><text:tab/><text:tab/><text:tab/>| Count the time with the 1/16 of the system clock</text:p>
      <text:p text:style-name="P7"><text:soft-page-break/><text:s text:c="28"/><text:tab/><text:tab/><text:tab/><text:tab/>| as a unit</text:p>
      <text:p text:style-name="P7"><text:s text:c="28"/><text:tab/><text:tab/><text:tab/><text:tab/>| Stop the timer use</text:p>
      <text:p text:style-name="P7"><text:s text:c="4"/>jsr<text:tab/><text:tab/>INIT_Q</text:p>
      <text:p text:style-name="P7"><text:s text:c="4"/>bra<text:tab/><text:tab/>MAIN</text:p>
      <text:p text:style-name="P7"><text:s text:c="4"/></text:p>
      <text:p text:style-name="P7"><text:s text:c="4"/></text:p>
      <text:p text:style-name="P7">****************************************************************</text:p>
      <text:p text:style-name="P7">** <text:s text:c="3"/>Program region</text:p>
      <text:p text:style-name="P7">****************************************************************</text:p>
      <text:p text:style-name="P7">MAIN:</text:p>
      <text:p text:style-name="P7"><text:s text:c="4"/>** Set the running mode and the level (The process to move to 'the user mode')</text:p>
      <text:p text:style-name="P7"><text:s text:c="4"/>move.w<text:tab/>#0x0000, %SR<text:tab/><text:tab/>/*USER MODE, LEVEL 0*/</text:p>
      <text:p text:style-name="P7"><text:s text:c="4"/>lea.l<text:tab/>USR_STK_TOP, %SP<text:tab/><text:tab/>/*set user stack*/</text:p>
      <text:p text:style-name="P7"><text:s text:c="4"/></text:p>
      <text:p text:style-name="P7"><text:s text:c="4"/>jsr<text:tab/><text:tab/>STOPWATCH_INIT</text:p>
      <text:p text:style-name="P7"><text:s text:c="4"/></text:p>
      <text:p text:style-name="P7"><text:s text:c="4"/></text:p>
      <text:p text:style-name="P7">************************************* </text:p>
      <text:p text:style-name="P7">* <text:s text:c="3"/>Test of sys_GETSTRING and sys_PUTSTRING</text:p>
      <text:p text:style-name="P7">* <text:s text:c="3"/>Get input</text:p>
      <text:p text:style-name="P7">* <text:s text:c="3"/>Echo-back the input from a terminal</text:p>
      <text:p text:style-name="P7">* <text:s text:c="3"/>Control stopwatch</text:p>
      <text:p text:style-name="P7">************************************* </text:p>
      <text:p text:style-name="P7">LOOP:</text:p>
      <text:p text:style-name="P7"><text:s text:c="4"/>move.l<text:tab/>#SYSCALL_NUM_GETSTRING, %d0</text:p>
      <text:p text:style-name="P7"><text:s text:c="4"/>move.l<text:tab/>#0, %d1<text:tab/><text:tab/><text:tab/>/*ch = 0*/</text:p>
      <text:p text:style-name="P7"><text:s text:c="4"/>move.l<text:tab/>#BUF, %d2<text:tab/><text:tab/><text:tab/>/*p = #BUF*/</text:p>
      <text:p text:style-name="P7"><text:s text:c="4"/>move.l<text:tab/>#256, %d3<text:tab/><text:tab/><text:tab/>/*size = 256*/</text:p>
      <text:p text:style-name="P7"><text:s text:c="4"/>trap<text:tab/>#0</text:p>
      <text:p text:style-name="P7"/>
      <text:p text:style-name="P7"><text:s text:c="4"/>jsr<text:tab/><text:tab/>GET_INPUT</text:p>
      <text:p text:style-name="P7"><text:s text:c="4"/></text:p>
      <text:p text:style-name="P7"><text:s text:c="4"/>move.l<text:tab/>%d0, %d3<text:tab/><text:tab/><text:tab/>/*size = %d0 (The length of a given string)*/</text:p>
      <text:p text:style-name="P7"><text:s text:c="4"/>move.l<text:tab/>#SYSCALL_NUM_PUTSTRING, %d0</text:p>
      <text:p text:style-name="P7"><text:s text:c="4"/>move.l<text:tab/>#0, %d1<text:tab/><text:tab/><text:tab/>/*ch = 0*/</text:p>
      <text:p text:style-name="P7"><text:s text:c="4"/>move.l<text:tab/>#BUF, %d2<text:tab/><text:tab/><text:tab/>/*p = #BUF*/</text:p>
      <text:p text:style-name="P7"><text:s text:c="4"/>trap<text:tab/>#0</text:p>
      <text:p text:style-name="P7"><text:s text:c="4"/></text:p>
      <text:p text:style-name="P7"><text:s text:c="4"/>jsr<text:tab/><text:tab/>STOPWATCH_DISPLAY_TIME</text:p>
      <text:p text:style-name="P7"><text:s text:c="4"/></text:p>
      <text:p text:style-name="P7"><text:s text:c="4"/>bra<text:tab/><text:tab/>LOOP<text:tab/><text:tab/></text:p>
      <text:p text:style-name="P7"><text:s text:c="8"/></text:p>
      <text:p text:style-name="P7"><text:s text:c="4"/></text:p>
      <text:p text:style-name="P7"/>
      <text:p text:style-name="P7">****************************************************************</text:p>
      <text:p text:style-name="P7">** <text:s/>GET_INPUT</text:p>
      <text:p text:style-name="P7">** <text:s/>detects several special key for stopwatch input</text:p>
      <text:p text:style-name="P7">**<text:tab/>author: Rafii</text:p>
      <text:p text:style-name="P7">****************************************************************</text:p>
      <text:p text:style-name="P7"><text:soft-page-break/>GET_INPUT:</text:p>
      <text:p text:style-name="P7"><text:tab/>movem.l<text:tab/>%d5/%a5, -(%sp)</text:p>
      <text:p text:style-name="P7"/>
      <text:p text:style-name="P7"><text:tab/>cmpi.b<text:tab/>#0, %d0<text:tab/><text:tab/><text:tab/>| skip if input size is 0</text:p>
      <text:p text:style-name="P7"><text:tab/>beq<text:tab/>GET_INPUT_END</text:p>
      <text:p text:style-name="P7"><text:tab/></text:p>
      <text:p text:style-name="P7"><text:tab/>lea.l<text:tab/>BUF, %a5<text:tab/><text:tab/><text:tab/>| get input from buffer</text:p>
      <text:p text:style-name="P7"><text:tab/>move.b<text:tab/>(%a5), %d5</text:p>
      <text:p text:style-name="P7"/>
      <text:p text:style-name="P7"><text:tab/>cmp.b<text:tab/>#'s', %d5<text:tab/><text:tab/><text:tab/>| check input</text:p>
      <text:p text:style-name="P7"><text:tab/>beq<text:tab/>START_STOPWATCH</text:p>
      <text:p text:style-name="P7"><text:tab/>cmp.b<text:tab/>#'t', %d5</text:p>
      <text:p text:style-name="P7"><text:tab/>beq<text:tab/>TERMINATE_STOPWATCH</text:p>
      <text:p text:style-name="P7"><text:tab/>cmp.b<text:tab/>#'r', %d5</text:p>
      <text:p text:style-name="P7"><text:tab/>beq<text:tab/>RESET_STOPWATCH</text:p>
      <text:p text:style-name="P7"><text:tab/>bra<text:tab/>GET_INPUT_END</text:p>
      <text:p text:style-name="P7"><text:tab/></text:p>
      <text:p text:style-name="P7">START_STOPWATCH:</text:p>
      <text:p text:style-name="P7"><text:tab/>** ignore command if timer is up</text:p>
      <text:p text:style-name="P7"><text:tab/>cmpi.b<text:tab/>#1, STATUS</text:p>
      <text:p text:style-name="P7"><text:tab/>beq<text:tab/>GET_INPUT_END</text:p>
      <text:p text:style-name="P7"><text:tab/></text:p>
      <text:p text:style-name="P7"><text:tab/>jsr<text:tab/>STOPWATCH_ON</text:p>
      <text:p text:style-name="P7"><text:tab/>bra<text:tab/>GET_INPUT_END</text:p>
      <text:p text:style-name="P7"><text:tab/></text:p>
      <text:p text:style-name="P7">TERMINATE_STOPWATCH:</text:p>
      <text:p text:style-name="P7"><text:tab/>** ignore command if timer is down</text:p>
      <text:p text:style-name="P7"><text:tab/>cmpi.b<text:tab/>#0, STATUS</text:p>
      <text:p text:style-name="P7"><text:tab/>beq<text:tab/>GET_INPUT_END</text:p>
      <text:p text:style-name="P7"/>
      <text:p text:style-name="P7"><text:tab/>jsr<text:tab/>STOPWATCH_OFF</text:p>
      <text:p text:style-name="P7"><text:tab/>bra<text:tab/>GET_INPUT_END</text:p>
      <text:p text:style-name="P7"><text:tab/></text:p>
      <text:p text:style-name="P7">RESET_STOPWATCH:</text:p>
      <text:p text:style-name="P7"><text:tab/>jsr<text:tab/>STOPWATCH_RESET</text:p>
      <text:p text:style-name="P7"><text:tab/>bra<text:tab/>GET_INPUT_END</text:p>
      <text:p text:style-name="P7"/>
      <text:p text:style-name="P7">GET_INPUT_END:</text:p>
      <text:p text:style-name="P7"><text:tab/>movem.l<text:tab/>(%sp)+, %d5/%a5</text:p>
      <text:p text:style-name="P7"><text:tab/>rts</text:p>
      <text:p text:style-name="P7"><text:s text:c="4"/></text:p>
      <text:p text:style-name="P7"><text:s text:c="4"/></text:p>
      <text:p text:style-name="P7">****************************************************************</text:p>
      <text:p text:style-name="P7">** <text:s/>STOPWATCH</text:p>
      <text:p text:style-name="P7">** <text:s/>store functions for stopwatch</text:p>
      <text:p text:style-name="P7">**<text:tab/>author: Rafii</text:p>
      <text:p text:style-name="P7">****************************************************************</text:p>
      <text:p text:style-name="P7">STOPWATCH_INIT:<text:tab/></text:p>
      <text:p text:style-name="P7"><text:tab/>** test display</text:p>
      <text:p text:style-name="P7"><text:tab/>move.b #'d', LED0</text:p>
      <text:p text:style-name="P7"><text:s text:c="4"/><text:tab/>move.b #'l', LED1</text:p>
      <text:p text:style-name="P7"><text:s text:c="4"/><text:tab/>move.b #'r', LED2</text:p>
      <text:p text:style-name="P7"><text:soft-page-break/><text:s text:c="4"/><text:tab/>move.b #'w', LED3</text:p>
      <text:p text:style-name="P7"><text:s text:c="4"/><text:tab/>move.b #'o', LED4</text:p>
      <text:p text:style-name="P7"><text:s text:c="4"/><text:tab/>move.b #'l', LED5</text:p>
      <text:p text:style-name="P7"><text:s text:c="4"/><text:tab/>move.b #'e', LED6</text:p>
      <text:p text:style-name="P7"><text:s text:c="4"/><text:tab/>move.b #'h', LED7</text:p>
      <text:p text:style-name="P7"/>
      <text:p text:style-name="P7"><text:tab/>/* stopwatch initiated at 23:58:55 for testing purpose */</text:p>
      <text:p text:style-name="P7"><text:tab/>** initiate time var</text:p>
      <text:p text:style-name="P7"><text:tab/>move.b<text:tab/>#0x05, SECOND_1</text:p>
      <text:p text:style-name="P7"><text:tab/>move.b<text:tab/>#0x05, SECOND_2</text:p>
      <text:p text:style-name="P7"><text:tab/>move.b<text:tab/>#0x08, MINUTE_1</text:p>
      <text:p text:style-name="P7"><text:tab/>move.b<text:tab/>#0x05, MINUTE_2</text:p>
      <text:p text:style-name="P7"><text:tab/>move.b<text:tab/>#0x03, HOUR_1</text:p>
      <text:p text:style-name="P7"><text:tab/>move.b<text:tab/>#0x02, HOUR_2</text:p>
      <text:p text:style-name="P7"><text:tab/></text:p>
      <text:p text:style-name="P7"><text:tab/>** Start up SET_TIMER by the system call</text:p>
      <text:p text:style-name="P7"><text:tab/>move.l<text:tab/>#SYSCALL_NUM_SET_TIMER, %d0</text:p>
      <text:p text:style-name="P7"><text:tab/>move.w<text:tab/>#10000, %d1<text:tab/><text:tab/><text:tab/><text:tab/>/* change timer (in 0.t msec) */</text:p>
      <text:p text:style-name="P7"><text:tab/>move.l<text:tab/>#STOPWATCH_INCREASE_TIME, %d2<text:tab/>/* change '#TT' to the function label you want to use */</text:p>
      <text:p text:style-name="P7"><text:tab/>trap<text:tab/>#0</text:p>
      <text:p text:style-name="P7"><text:tab/></text:p>
      <text:p text:style-name="P7"><text:tab/>** print something</text:p>
      <text:p text:style-name="P7"><text:tab/>move.l<text:tab/>#SYSCALL_NUM_PUTSTRING, %d0</text:p>
      <text:p text:style-name="P7"><text:tab/>move.l<text:tab/>#0, %d1<text:tab/><text:tab/><text:tab/><text:tab/>/*ch = 0*/</text:p>
      <text:p text:style-name="P7"><text:tab/>move.l<text:tab/>#W_MSG, %d2<text:tab/><text:tab/><text:tab/>/*p = #TMSG*/</text:p>
      <text:p text:style-name="P7"><text:tab/>move.l<text:tab/>#12, %d3<text:tab/><text:tab/><text:tab/><text:tab/>/*size = 12*/</text:p>
      <text:p text:style-name="P7"><text:tab/>trap<text:tab/>#0</text:p>
      <text:p text:style-name="P7"><text:tab/></text:p>
      <text:p text:style-name="P7"><text:tab/>rts</text:p>
      <text:p text:style-name="P7"/>
      <text:p text:style-name="P7">STOPWATCH_DISPLAY_TIME:</text:p>
      <text:p text:style-name="P7"><text:tab/>movem.l<text:tab/>%d0, -(%sp)</text:p>
      <text:p text:style-name="P7"><text:tab/></text:p>
      <text:p text:style-name="P7"><text:tab/>move.b<text:tab/>SECOND_1, %d0<text:tab/><text:tab/>| move SECOND_1 to d0</text:p>
      <text:p text:style-name="P7"><text:tab/>andi.b<text:tab/>#0x0F, %d0<text:tab/><text:tab/><text:tab/><text:tab/>| get last digit</text:p>
      <text:p text:style-name="P7"><text:tab/>addi.b<text:tab/>#48, %d0<text:tab/><text:tab/><text:tab/><text:tab/>| add header</text:p>
      <text:p text:style-name="P7"><text:tab/>move.b<text:tab/>%d0, LED0<text:tab/><text:tab/><text:tab/>| display led</text:p>
      <text:p text:style-name="P7"><text:tab/></text:p>
      <text:p text:style-name="P7"><text:tab/>move.b<text:tab/>SECOND_2, %d0<text:tab/><text:tab/>| move SECOND_2 to d0</text:p>
      <text:p text:style-name="P7"><text:tab/>andi.b<text:tab/>#0x0F, %d0<text:tab/><text:tab/><text:tab/><text:tab/>| get last digit</text:p>
      <text:p text:style-name="P7"><text:tab/>addi.b<text:tab/>#48, %d0<text:tab/><text:tab/><text:tab/><text:tab/>| add header</text:p>
      <text:p text:style-name="P7"><text:tab/>move.b<text:tab/>%d0, LED1<text:tab/><text:tab/><text:tab/>| display led</text:p>
      <text:p text:style-name="P7"><text:tab/></text:p>
      <text:p text:style-name="P7"><text:tab/>move.b<text:tab/>#':', LED2<text:tab/><text:tab/><text:tab/>| display led</text:p>
      <text:p text:style-name="P7"><text:tab/></text:p>
      <text:p text:style-name="P7"><text:tab/>move.b<text:tab/>MINUTE_1, %d0<text:tab/><text:tab/>| move MINUTE_1 to d0</text:p>
      <text:p text:style-name="P7"><text:tab/>andi.b<text:tab/>#0x0F, %d0<text:tab/><text:tab/><text:tab/><text:tab/>| get last digit</text:p>
      <text:p text:style-name="P7"><text:tab/>addi.b<text:tab/>#48, %d0<text:tab/><text:tab/><text:tab/><text:tab/>| add header</text:p>
      <text:p text:style-name="P7"><text:tab/>move.b<text:tab/>%d0, LED3<text:tab/><text:tab/><text:tab/>| display led</text:p>
      <text:p text:style-name="P7"><text:tab/></text:p>
      <text:p text:style-name="P7"><text:tab/>move.b<text:tab/>MINUTE_2, %d0<text:tab/><text:tab/>| move MINUTE_2 to d0</text:p>
      <text:p text:style-name="P7"><text:soft-page-break/><text:tab/>andi.b<text:tab/>#0x0F, %d0<text:tab/><text:tab/><text:tab/><text:tab/>| get last digit</text:p>
      <text:p text:style-name="P7"><text:tab/>addi.b<text:tab/>#48, %d0<text:tab/><text:tab/><text:tab/><text:tab/>| add header</text:p>
      <text:p text:style-name="P7"><text:tab/>move.b<text:tab/>%d0, LED4<text:tab/><text:tab/><text:tab/>| display led</text:p>
      <text:p text:style-name="P7"><text:tab/></text:p>
      <text:p text:style-name="P7"><text:tab/>move.b<text:tab/>#':', LED5<text:tab/><text:tab/><text:tab/>| display led</text:p>
      <text:p text:style-name="P7"><text:tab/></text:p>
      <text:p text:style-name="P7"><text:tab/>move.b<text:tab/>HOUR_1, %d0<text:tab/><text:tab/>| move HOUR_1 to d0</text:p>
      <text:p text:style-name="P7"><text:tab/>andi.b<text:tab/>#0x0F, %d0<text:tab/><text:tab/><text:tab/><text:tab/>| get last digit</text:p>
      <text:p text:style-name="P7"><text:tab/>addi.b<text:tab/>#48, %d0<text:tab/><text:tab/><text:tab/><text:tab/>| add header</text:p>
      <text:p text:style-name="P7"><text:tab/>move.b<text:tab/>%d0, LED6<text:tab/><text:tab/><text:tab/>| display led</text:p>
      <text:p text:style-name="P7"><text:tab/></text:p>
      <text:p text:style-name="P7"><text:tab/>move.b<text:tab/>HOUR_2, %d0<text:tab/><text:tab/>| move HOUR_2 to d0</text:p>
      <text:p text:style-name="P7"><text:tab/>andi.b<text:tab/>#0x0F, %d0<text:tab/><text:tab/><text:tab/><text:tab/>| get last digit</text:p>
      <text:p text:style-name="P7"><text:tab/>addi.b<text:tab/>#48, %d0<text:tab/><text:tab/><text:tab/><text:tab/>| add header</text:p>
      <text:p text:style-name="P7"><text:tab/>move.b<text:tab/>%d0, LED7<text:tab/><text:tab/><text:tab/>| display led</text:p>
      <text:p text:style-name="P7"><text:tab/></text:p>
      <text:p text:style-name="P7"><text:tab/>movem.l<text:tab/>(%sp)+, %d0</text:p>
      <text:p text:style-name="P7"><text:tab/>rts</text:p>
      <text:p text:style-name="P7"/>
      <text:p text:style-name="P7">STOPWATCH_INCREASE_TIME:</text:p>
      <text:p text:style-name="P7"><text:s text:c="4"/><text:tab/>** skip if stopwatch down</text:p>
      <text:p text:style-name="P7"><text:s text:c="4"/><text:tab/>cmpi.b<text:tab/>#1, STATUS</text:p>
      <text:p text:style-name="P7"><text:tab/>bne<text:tab/>TIME_INCREMENT_END</text:p>
      <text:p text:style-name="P7"><text:tab/></text:p>
      <text:p text:style-name="P7"><text:tab/>** increment time per digit</text:p>
      <text:p text:style-name="P7"><text:tab/>INCREMENT_SECOND_1:</text:p>
      <text:p text:style-name="P7"><text:tab/>addi.b<text:tab/>#1, SECOND_1<text:tab/><text:tab/><text:tab/>| increment second_1 by 1</text:p>
      <text:p text:style-name="P7"><text:tab/>cmpi.b<text:tab/>#0x0a, SECOND_1<text:tab/><text:tab/><text:tab/>| check second_1 digit</text:p>
      <text:p text:style-name="P7"><text:tab/>blt<text:tab/>TIME_INCREMENT_END<text:tab/><text:tab/>| terminate if &lt;10</text:p>
      <text:p text:style-name="P7"><text:tab/></text:p>
      <text:p text:style-name="P7"><text:tab/>move.b<text:tab/>#0x00, SECOND_1<text:tab/><text:tab/>| reset second_1 digit</text:p>
      <text:p text:style-name="P7"><text:tab/></text:p>
      <text:p text:style-name="P7"><text:tab/>INCREMENT_SECOND_2:</text:p>
      <text:p text:style-name="P7"><text:tab/>addi.b<text:tab/>#1, SECOND_2<text:tab/><text:tab/><text:tab/>| increment second_2 by 1</text:p>
      <text:p text:style-name="P7"><text:tab/>cmpi.b<text:tab/>#0x06, SECOND_2<text:tab/><text:tab/><text:tab/>| check second_2 digit</text:p>
      <text:p text:style-name="P7"><text:tab/>blt<text:tab/>TIME_INCREMENT_END<text:tab/><text:tab/>| terminate if &lt;6</text:p>
      <text:p text:style-name="P7"><text:tab/></text:p>
      <text:p text:style-name="P7"><text:tab/>move.b<text:tab/>#0x00, SECOND_1<text:tab/><text:tab/>| reset second_1 digit</text:p>
      <text:p text:style-name="P7"><text:tab/>move.b<text:tab/>#0x00, SECOND_2<text:tab/><text:tab/>| reset second_2 digit</text:p>
      <text:p text:style-name="P7"><text:tab/></text:p>
      <text:p text:style-name="P7"><text:tab/>INCREMENT_MINUTE_1:</text:p>
      <text:p text:style-name="P7"><text:tab/>addi.b<text:tab/>#1, MINUTE_1<text:tab/><text:tab/><text:tab/>| increment MINUTE_1 digit by 1</text:p>
      <text:p text:style-name="P7"><text:tab/>cmpi.b<text:tab/>#0x0a, MINUTE_1<text:tab/><text:tab/><text:tab/>| check MINUTE_1 digit</text:p>
      <text:p text:style-name="P7"><text:tab/>blt<text:tab/>TIME_INCREMENT_END<text:tab/><text:tab/>| terminate if &lt;10</text:p>
      <text:p text:style-name="P7"><text:tab/></text:p>
      <text:p text:style-name="P7"><text:tab/>move.b<text:tab/>#0x00, SECOND_1<text:tab/><text:tab/>| reset second_1 digit</text:p>
      <text:p text:style-name="P7"><text:tab/>move.b<text:tab/>#0x00, SECOND_2<text:tab/><text:tab/>| reset second_2 digit</text:p>
      <text:p text:style-name="P7"><text:tab/>move.b<text:tab/>#0x00, MINUTE_1<text:tab/><text:tab/>| reset minute_1 digit</text:p>
      <text:p text:style-name="P7"><text:tab/></text:p>
      <text:p text:style-name="P7"><text:tab/>INCREMENT_MINUTE_2:</text:p>
      <text:p text:style-name="P7"><text:tab/>addi.b<text:tab/>#1, MINUTE_2<text:tab/><text:tab/><text:tab/>| increment MINUTE_2 digit</text:p>
      <text:p text:style-name="P7"><text:tab/>cmpi.b<text:tab/>#0x06, MINUTE_2<text:tab/><text:tab/><text:tab/>| check MINUTE_2 digit</text:p>
      <text:p text:style-name="P7"><text:soft-page-break/><text:tab/>blt<text:tab/>TIME_INCREMENT_END<text:tab/><text:tab/>| terminate if &lt;6</text:p>
      <text:p text:style-name="P7"><text:tab/></text:p>
      <text:p text:style-name="P7"><text:tab/>move.b<text:tab/>#0x00, SECOND_1<text:tab/><text:tab/>| reset second_1 digit</text:p>
      <text:p text:style-name="P7"><text:tab/>move.b<text:tab/>#0x00, SECOND_2<text:tab/><text:tab/>| reset second_2 digit</text:p>
      <text:p text:style-name="P7"><text:tab/>move.b<text:tab/>#0x00, MINUTE_1<text:tab/><text:tab/>| reset minute_1 digit</text:p>
      <text:p text:style-name="P7"><text:tab/>move.b<text:tab/>#0x00, MINUTE_2<text:tab/><text:tab/>| reset minute_2 digit</text:p>
      <text:p text:style-name="P7"><text:tab/></text:p>
      <text:p text:style-name="P7"><text:tab/>INCREMENT_HOUR_1:</text:p>
      <text:p text:style-name="P7"><text:tab/>addi.b<text:tab/>#1, HOUR_1<text:tab/><text:tab/><text:tab/><text:tab/>| increment hour_2 digit</text:p>
      <text:p text:style-name="P7"><text:tab/>bra<text:tab/>CHECK_24H_LIMIT<text:tab/><text:tab/>| check 24h limit</text:p>
      <text:p text:style-name="P7"><text:tab/>CHECK_24H_LIMIT_END:</text:p>
      <text:p text:style-name="P7"><text:tab/>cmpi.b<text:tab/>#0x0a, HOUR_1<text:tab/><text:tab/><text:tab/>| check MINUTE_1 digit</text:p>
      <text:p text:style-name="P7"><text:tab/>blt<text:tab/>TIME_INCREMENT_END<text:tab/><text:tab/>| terminate if &lt;6</text:p>
      <text:p text:style-name="P7"><text:tab/></text:p>
      <text:p text:style-name="P7"><text:tab/>move.b<text:tab/>#0x00, SECOND_1<text:tab/><text:tab/>| reset second_1 digit</text:p>
      <text:p text:style-name="P7"><text:tab/>move.b<text:tab/>#0x00, SECOND_2<text:tab/><text:tab/>| reset second_2 digit</text:p>
      <text:p text:style-name="P7"><text:tab/>move.b<text:tab/>#0x00, MINUTE_1<text:tab/><text:tab/>| reset minute_1 digit</text:p>
      <text:p text:style-name="P7"><text:tab/>move.b<text:tab/>#0x00, MINUTE_2<text:tab/><text:tab/>| reset minute_2 digit</text:p>
      <text:p text:style-name="P7"><text:tab/>move.b<text:tab/>#0x00, HOUR_1<text:tab/><text:tab/>| reset hour_1 digit</text:p>
      <text:p text:style-name="P7"><text:tab/></text:p>
      <text:p text:style-name="P7"><text:tab/>INCREMENT_HOUR_2:</text:p>
      <text:p text:style-name="P7"><text:tab/>addi.b<text:tab/>#1, HOUR_2<text:tab/><text:tab/><text:tab/><text:tab/>| increment hour_2 digit</text:p>
      <text:p text:style-name="P7"><text:tab/></text:p>
      <text:p text:style-name="P7"><text:tab/>TIME_INCREMENT_END:</text:p>
      <text:p text:style-name="P7"><text:tab/>rts</text:p>
      <text:p text:style-name="P7"><text:tab/></text:p>
      <text:p text:style-name="P7"><text:tab/>CHECK_24H_LIMIT:<text:tab/><text:tab/><text:tab/>| check whether it has reached 24h or not</text:p>
      <text:p text:style-name="P7"><text:tab/>cmpi.b<text:tab/>#0x04, HOUR_1</text:p>
      <text:p text:style-name="P7"><text:tab/>bne<text:tab/>TIME_INCREMENT_END</text:p>
      <text:p text:style-name="P7"><text:tab/>cmpi.b<text:tab/>#0x02, HOUR_2</text:p>
      <text:p text:style-name="P7"><text:tab/>bne<text:tab/>TIME_INCREMENT_END</text:p>
      <text:p text:style-name="P7"><text:tab/></text:p>
      <text:p text:style-name="P7"><text:tab/>move.b<text:tab/>#0x00, SECOND_1<text:tab/><text:tab/>| reset second_1 digit</text:p>
      <text:p text:style-name="P7"><text:tab/>move.b<text:tab/>#0x00, SECOND_2<text:tab/><text:tab/>| reset second_2 digit</text:p>
      <text:p text:style-name="P7"><text:tab/>move.b<text:tab/>#0x00, MINUTE_1<text:tab/><text:tab/>| reset minute_1 digit</text:p>
      <text:p text:style-name="P7"><text:tab/>move.b<text:tab/>#0x00, MINUTE_2<text:tab/><text:tab/>| reset minute_2 digit</text:p>
      <text:p text:style-name="P7"><text:tab/>move.b<text:tab/>#0x00, HOUR_1<text:tab/><text:tab/>| reset hour_1 digit</text:p>
      <text:p text:style-name="P7"><text:tab/>move.b<text:tab/>#0x00, HOUR_2<text:tab/><text:tab/>| reset hour_2 digit</text:p>
      <text:p text:style-name="P7"><text:tab/></text:p>
      <text:p text:style-name="P7"><text:tab/>bra<text:tab/>CHECK_24H_LIMIT_END</text:p>
      <text:p text:style-name="P7"/>
      <text:p text:style-name="P7">STOPWATCH_ON:</text:p>
      <text:p text:style-name="P7"><text:tab/>** set status to timer up</text:p>
      <text:p text:style-name="P7"><text:tab/>move.b<text:tab/>#1, STATUS</text:p>
      <text:p text:style-name="P7"><text:tab/></text:p>
      <text:p text:style-name="P7"><text:tab/>movem.l<text:tab/>%d0-%d3, -(%sp)</text:p>
      <text:p text:style-name="P7"><text:tab/></text:p>
      <text:p text:style-name="P7"><text:tab/>** print something</text:p>
      <text:p text:style-name="P7"><text:tab/>move.l<text:tab/>#SYSCALL_NUM_PUTSTRING, %d0</text:p>
      <text:p text:style-name="P7"><text:tab/>move.l<text:tab/>#0, %d1<text:tab/><text:tab/><text:tab/><text:tab/>/*ch = 0*/</text:p>
      <text:p text:style-name="P7"><text:tab/>move.l<text:tab/>#S_MSG, %d2<text:tab/><text:tab/><text:tab/>/*p = #TMSG*/</text:p>
      <text:p text:style-name="P7"><text:tab/>move.l<text:tab/>#22, %d3<text:tab/><text:tab/><text:tab/><text:tab/>/*size = 22*/</text:p>
      <text:p text:style-name="P7"><text:soft-page-break/><text:tab/>trap<text:tab/>#0</text:p>
      <text:p text:style-name="P7"><text:tab/></text:p>
      <text:p text:style-name="P7"><text:tab/>movem.l<text:tab/>(%sp)+, %d0-%d3</text:p>
      <text:p text:style-name="P7"><text:tab/></text:p>
      <text:p text:style-name="P7"><text:tab/>rts</text:p>
      <text:p text:style-name="P7"/>
      <text:p text:style-name="P7">STOPWATCH_OFF:</text:p>
      <text:p text:style-name="P7"><text:tab/>** set status to timer down</text:p>
      <text:p text:style-name="P7"><text:tab/>move.b<text:tab/>#0, STATUS</text:p>
      <text:p text:style-name="P7"><text:tab/></text:p>
      <text:p text:style-name="P7"><text:tab/>movem.l<text:tab/>%d0-%d3, -(%sp)</text:p>
      <text:p text:style-name="P7"><text:tab/></text:p>
      <text:p text:style-name="P7"><text:tab/>** print something</text:p>
      <text:p text:style-name="P7"><text:tab/>move.l<text:tab/>#SYSCALL_NUM_PUTSTRING, %d0</text:p>
      <text:p text:style-name="P7"><text:tab/>move.l<text:tab/>#0, %d1<text:tab/><text:tab/><text:tab/><text:tab/>/*ch = 0*/</text:p>
      <text:p text:style-name="P7"><text:tab/>move.l<text:tab/>#T_MSG, %d2<text:tab/><text:tab/><text:tab/>/*p = #TMSG*/</text:p>
      <text:p text:style-name="P7"><text:tab/>move.l<text:tab/>#22, %d3<text:tab/><text:tab/><text:tab/><text:tab/>/*size = 22*/</text:p>
      <text:p text:style-name="P7"><text:tab/>trap<text:tab/>#0</text:p>
      <text:p text:style-name="P7"><text:tab/></text:p>
      <text:p text:style-name="P7"><text:tab/>movem.l<text:tab/>(%sp)+, %d0-%d3</text:p>
      <text:p text:style-name="P7"><text:tab/></text:p>
      <text:p text:style-name="P7"><text:tab/>rts</text:p>
      <text:p text:style-name="P7"/>
      <text:p text:style-name="P7">STOPWATCH_RESET:</text:p>
      <text:p text:style-name="P7"><text:tab/>move.b<text:tab/>#0x00, SECOND_1</text:p>
      <text:p text:style-name="P7"><text:tab/>move.b<text:tab/>#0x00, SECOND_2</text:p>
      <text:p text:style-name="P7"><text:tab/>move.b<text:tab/>#0x00, MINUTE_1</text:p>
      <text:p text:style-name="P7"><text:tab/>move.b<text:tab/>#0x00, MINUTE_2</text:p>
      <text:p text:style-name="P7"><text:tab/>move.b<text:tab/>#0x00, HOUR_1</text:p>
      <text:p text:style-name="P7"><text:tab/>move.b<text:tab/>#0x00, HOUR_2</text:p>
      <text:p text:style-name="P7"><text:tab/></text:p>
      <text:p text:style-name="P7"><text:tab/>movem.l<text:tab/>%d0-%d3, -(%sp)</text:p>
      <text:p text:style-name="P7"><text:tab/></text:p>
      <text:p text:style-name="P7"><text:tab/>** print something</text:p>
      <text:p text:style-name="P7"><text:tab/>move.l<text:tab/>#SYSCALL_NUM_PUTSTRING, %d0</text:p>
      <text:p text:style-name="P7"><text:tab/>move.l<text:tab/>#0, %d1<text:tab/><text:tab/><text:tab/><text:tab/>/*ch = 0*/</text:p>
      <text:p text:style-name="P7"><text:tab/>move.l<text:tab/>#R_MSG, %d2<text:tab/><text:tab/><text:tab/>/*p = #TMSG*/</text:p>
      <text:p text:style-name="P7"><text:tab/>move.l<text:tab/>#20, %d3<text:tab/><text:tab/><text:tab/><text:tab/>/*size = 20*/</text:p>
      <text:p text:style-name="P7"><text:tab/>trap<text:tab/>#0</text:p>
      <text:p text:style-name="P7"><text:tab/></text:p>
      <text:p text:style-name="P7"><text:tab/>movem.l<text:tab/>(%sp)+, %d0-%d3</text:p>
      <text:p text:style-name="P7"><text:tab/></text:p>
      <text:p text:style-name="P7"><text:tab/>rts</text:p>
      <text:p text:style-name="P7"/>
      <text:p text:style-name="P7"/>
      <text:p text:style-name="P7"/>
      <text:p text:style-name="P7"/>
      <text:p text:style-name="P7">****************************************************************</text:p>
      <text:p text:style-name="P7">** <text:s/>System Call Interface:</text:p>
      <text:p text:style-name="P7">**<text:tab/>Maker: Morris Kim, Rafii Hakim</text:p>
      <text:p text:style-name="P7">** <text:s/>Reviewer: Lim Liang Sun, Napat Limsuwan</text:p>
      <text:p text:style-name="P7">**************************************************************** </text:p>
      <text:p text:style-name="P7"><text:soft-page-break/>SYSCALL:</text:p>
      <text:p text:style-name="P7"><text:tab/>cmpi.l<text:tab/>#SYSCALL_NUM_GETSTRING, %d0</text:p>
      <text:p text:style-name="P7"><text:tab/>beq<text:tab/>CALL_GETSTRING</text:p>
      <text:p text:style-name="P7"><text:tab/>cmpi.l<text:tab/>#SYSCALL_NUM_PUTSTRING, %d0</text:p>
      <text:p text:style-name="P7"><text:tab/>beq<text:tab/>CALL_PUTSTRING</text:p>
      <text:p text:style-name="P7"><text:tab/>cmpi.l<text:tab/>#SYSCALL_NUM_RESET_TIMER, %d0</text:p>
      <text:p text:style-name="P7"><text:tab/>beq<text:tab/>CALL_RESET_TIMER</text:p>
      <text:p text:style-name="P7"><text:tab/>cmpi.l<text:tab/>#SYSCALL_NUM_SET_TIMER, %d0</text:p>
      <text:p text:style-name="P7"><text:tab/>beq<text:tab/>CALL_SET_TIMER</text:p>
      <text:p text:style-name="P7"><text:tab/>rte</text:p>
      <text:p text:style-name="P7"><text:tab/></text:p>
      <text:p text:style-name="P7">CALL_GETSTRING:</text:p>
      <text:p text:style-name="P7"><text:tab/>jsr<text:tab/>GETSTRING</text:p>
      <text:p text:style-name="P7"><text:tab/>rte</text:p>
      <text:p text:style-name="P7">CALL_PUTSTRING:</text:p>
      <text:p text:style-name="P7"><text:tab/>jsr<text:tab/>PUTSTRING</text:p>
      <text:p text:style-name="P7"><text:tab/>rte</text:p>
      <text:p text:style-name="P7">CALL_RESET_TIMER:</text:p>
      <text:p text:style-name="P7"><text:tab/>jsr<text:tab/>RESET_TIMER</text:p>
      <text:p text:style-name="P7"><text:tab/>rte</text:p>
      <text:p text:style-name="P7">CALL_SET_TIMER:</text:p>
      <text:p text:style-name="P7"><text:tab/>jsr<text:tab/>SET_TIMER</text:p>
      <text:p text:style-name="P7"><text:tab/>rte</text:p>
      <text:p text:style-name="P7"/>
      <text:p text:style-name="P7"/>
      <text:p text:style-name="P7">****************************************************************</text:p>
      <text:p text:style-name="P7">**<text:tab/>Timer interrupt</text:p>
      <text:p text:style-name="P7">**<text:tab/>Maker: Lim Liang Sun, Napat Limsuwan</text:p>
      <text:p text:style-name="P7">** <text:s/>Reviewer: Morris Kim, Rafii Hakim</text:p>
      <text:p text:style-name="P7">****************************************************************</text:p>
      <text:p text:style-name="P7">TIMER_INTERRUPT:</text:p>
      <text:p text:style-name="P7"><text:tab/>movem.l<text:tab/>%a0, -(%sp)<text:tab/><text:tab/>/* Evacuate registers */</text:p>
      <text:p text:style-name="P7"><text:tab/>cmp<text:tab/>#0, TSTAT1<text:tab/><text:tab/><text:tab/>/* Checks 0th bit of TSTAT1 */</text:p>
      <text:p text:style-name="P7"><text:tab/>beq<text:tab/>TIMER_INTERRUPT_END</text:p>
      <text:p text:style-name="P7"><text:tab/>clr.w<text:tab/>TSTAT1<text:tab/><text:tab/><text:tab/>/* Reset TSTAT1 to 0 */</text:p>
      <text:p text:style-name="P7"><text:tab/>jsr<text:tab/>CALL_RP</text:p>
      <text:p text:style-name="P7">TIMER_INTERRUPT_END:</text:p>
      <text:p text:style-name="P7"><text:tab/>movem.l<text:tab/>(%sp)+, %a0</text:p>
      <text:p text:style-name="P7"><text:tab/>rte</text:p>
      <text:p text:style-name="P7"/>
      <text:p text:style-name="P7">RESET_TIMER:</text:p>
      <text:p text:style-name="P7"><text:tab/>move.w <text:tab/>#0x0004, TCTL1<text:tab/>/* Restart, an interrupt impossible, input is SYSCLK/16, prohibit timer */</text:p>
      <text:p text:style-name="P7"><text:tab/>rts</text:p>
      <text:p text:style-name="P7">SET_TIMER:</text:p>
      <text:p text:style-name="P7"><text:tab/>/* D1.W = t (timer interrupt cycle, every 0.t msec) */</text:p>
      <text:p text:style-name="P7"><text:tab/>/* D2.L = p (head address of the routine to be called at the interrupt occurrence) */</text:p>
      <text:p text:style-name="P7"><text:tab/>/* STILL NEED TO DEFINE GLOBAL VARIABLE TASK_P IN THE .BSS SECTION */</text:p>
      <text:p text:style-name="P7"><text:tab/>move.l<text:tab/>%d2, task_p<text:tab/><text:tab/><text:tab/>/* Substitute p for the global variable task_p*/</text:p>
      <text:p text:style-name="P7"><text:tab/>move.w<text:tab/>#0x00CE, TPRER1 <text:tab/>/* Let counter increment by 1 every 0.1 msec*/</text:p>
      <text:p text:style-name="P7"><text:tab/>move.w<text:tab/>%d1, TCMP1<text:tab/><text:tab/>/* Substitute t for the TCMP1 */</text:p>
      <text:p text:style-name="P7"><text:soft-page-break/><text:tab/>move.w<text:tab/>#0x0015, TCTL1<text:tab/>/* Restart, enable compare interrupt, input is SYSCLK/16, permit timer */</text:p>
      <text:p text:style-name="P7"><text:tab/>rts</text:p>
      <text:p text:style-name="P7">CALL_RP:</text:p>
      <text:p text:style-name="P7"><text:tab/>move.l<text:tab/>(task_p), %a0</text:p>
      <text:p text:style-name="P7"><text:tab/>jsr<text:tab/>(%a0)</text:p>
      <text:p text:style-name="P7"><text:tab/>rts</text:p>
      <text:p text:style-name="P7"/>
      <text:p text:style-name="P7"/>
      <text:p text:style-name="P7">****************************************************************</text:p>
      <text:p text:style-name="P7">**<text:tab/>UART1 Interrupt Interface</text:p>
      <text:p text:style-name="P7">**<text:tab/>Maker: Morris Kim, Rafii Hakim</text:p>
      <text:p text:style-name="P7">** <text:s/>Reviewer: Lim Liang Sun, Napat Limsuwan</text:p>
      <text:p text:style-name="P7">****************************************************************</text:p>
      <text:p text:style-name="P7">INTERFACE:</text:p>
      <text:p text:style-name="P7"><text:tab/>movem.l<text:tab/>%d0-%d3,-(%sp)</text:p>
      <text:p text:style-name="P7"><text:tab/></text:p>
      <text:p text:style-name="P7"><text:tab/>/* Receiver Interrupt */</text:p>
      <text:p text:style-name="P7"><text:tab/>move.w<text:tab/>URX1, %d3<text:tab/>/* Copy register URX1 to %d3.w*/</text:p>
      <text:p text:style-name="P7"><text:tab/>btst.l<text:tab/>#13, %d3 <text:tab/><text:tab/>/* Receiver FIFO? 1 = not empty, 0 = empty, yes it's confusing*/ </text:p>
      <text:p text:style-name="P7"><text:tab/>bne<text:tab/>CALL_INTERGET<text:tab/>/* Basically, this checks if it is a receiver interupt*/</text:p>
      <text:p text:style-name="P7"><text:tab/></text:p>
      <text:p text:style-name="P7"><text:tab/></text:p>
      <text:p text:style-name="P7"><text:tab/>/* Transmitter Interrupt */</text:p>
      <text:p text:style-name="P7"><text:tab/>move.w<text:tab/>UTX1, %d3</text:p>
      <text:p text:style-name="P7"><text:tab/>btst.l<text:tab/>#15, %d3<text:tab/><text:tab/>/* Transmitter FIFO empty? 1 = empty, 0 = not empty*/</text:p>
      <text:p text:style-name="P7"><text:tab/>bne<text:tab/>CALL_INTERPUT<text:tab/>/* not equal to 1*/</text:p>
      <text:p text:style-name="P7"><text:tab/></text:p>
      <text:p text:style-name="P7"><text:tab/></text:p>
      <text:p text:style-name="P7">INTERFACE_END:<text:tab/></text:p>
      <text:p text:style-name="P7"><text:tab/>movem.l<text:tab/>(%sp)+, %d0-%d3</text:p>
      <text:p text:style-name="P7"><text:tab/>rte</text:p>
      <text:p text:style-name="P7"><text:tab/></text:p>
      <text:p text:style-name="P7">CALL_INTERPUT:</text:p>
      <text:p text:style-name="P7"><text:tab/>move.l<text:tab/>#0, %d1</text:p>
      <text:p text:style-name="P7"><text:tab/>jsr<text:tab/>INTERPUT</text:p>
      <text:p text:style-name="P7"><text:tab/>bra<text:tab/>INTERFACE_END</text:p>
      <text:p text:style-name="P7"/>
      <text:p text:style-name="P7">CALL_INTERGET:</text:p>
      <text:p text:style-name="P7"><text:tab/>move.l<text:tab/>#0, %d1</text:p>
      <text:p text:style-name="P7"><text:tab/>move.b<text:tab/>%d3, %d2<text:tab/>/* Copy lower 8 bits (data part) of %d3.w to %d2.b*/</text:p>
      <text:p text:style-name="P7"><text:tab/>jsr<text:tab/>INTERGET</text:p>
      <text:p text:style-name="P7"><text:tab/>bra<text:tab/>INTERFACE_END</text:p>
      <text:p text:style-name="P7"/>
      <text:p text:style-name="P7"/>
      <text:p text:style-name="P7"/>
      <text:p text:style-name="P7">****************************************************************</text:p>
      <text:p text:style-name="P7">**<text:tab/>INTERGET</text:p>
      <text:p text:style-name="P7">**<text:tab/>Maker: Liu Yiluo, Nam Non</text:p>
      <text:p text:style-name="P7">** <text:s/>Reviewer: Lee Jiseok</text:p>
      <text:p text:style-name="P7">****************************************************************<text:tab/></text:p>
      <text:p text:style-name="P7"><text:soft-page-break/>INTERGET:</text:p>
      <text:p text:style-name="P7"><text:tab/>/* Input: Channel ch -&gt; %d1, received data -&gt; %d2 */</text:p>
      <text:p text:style-name="P7"><text:tab/>/* No return value */</text:p>
      <text:p text:style-name="P7"><text:tab/>/* Do we have to save running level??? */</text:p>
      <text:p text:style-name="P7"><text:tab/>movem.l<text:tab/>%d0, -(%sp)</text:p>
      <text:p text:style-name="P7"><text:tab/></text:p>
      <text:p text:style-name="P7"><text:tab/>cmpi.l<text:tab/>#0, %d1</text:p>
      <text:p text:style-name="P7"><text:tab/>bne<text:tab/>INTERGET_END</text:p>
      <text:p text:style-name="P7"><text:tab/></text:p>
      <text:p text:style-name="P7"><text:tab/>move.l<text:tab/>#0, %d0<text:tab/><text:tab/>/* Queue #0 */</text:p>
      <text:p text:style-name="P7"><text:tab/>move.b<text:tab/>%d2, %d1 <text:tab/>/* move data to d1*/</text:p>
      <text:p text:style-name="P7"><text:tab/>jsr<text:tab/>INQ<text:tab/><text:tab/><text:tab/>/* Do we have to do something for INQ failure?? */</text:p>
      <text:p text:style-name="P7"/>
      <text:p text:style-name="P7"><text:tab/>/*</text:p>
      <text:p text:style-name="P7"><text:tab/>move.b<text:tab/>#'a', LED0</text:p>
      <text:p text:style-name="P7"><text:tab/>*/</text:p>
      <text:p text:style-name="P7"><text:tab/></text:p>
      <text:p text:style-name="P7">INTERGET_END:</text:p>
      <text:p text:style-name="P7"><text:tab/>movem.l<text:tab/>(%sp)+, %d0</text:p>
      <text:p text:style-name="P7"><text:tab/>rts</text:p>
      <text:p text:style-name="P7"/>
      <text:p text:style-name="P7"/>
      <text:p text:style-name="P7">****************************************************************</text:p>
      <text:p text:style-name="P7">** <text:s/>INTERPUT</text:p>
      <text:p text:style-name="P7">**<text:tab/>Maker: Lee Jiseok</text:p>
      <text:p text:style-name="P7">** <text:s/>Reviewer: Liu Yiluo</text:p>
      <text:p text:style-name="P7">****************************************************************<text:tab/></text:p>
      <text:p text:style-name="P7">INTERPUT:</text:p>
      <text:p text:style-name="P7"><text:tab/>/* Input: Channel ch -&gt; %d1 */</text:p>
      <text:p text:style-name="P7"><text:tab/>/* d0 = UTX1 at the end, we need %d0 to compare when we return to INTERFACE*/</text:p>
      <text:p text:style-name="P7"><text:tab/>/* No return value */</text:p>
      <text:p text:style-name="P7"><text:tab/></text:p>
      <text:p text:style-name="P7"><text:tab/>movem.l<text:tab/>%d2,-(%sp)</text:p>
      <text:p text:style-name="P7"><text:tab/>move.w<text:tab/>%SR, %d2<text:tab/><text:tab/>/* Save running level */</text:p>
      <text:p text:style-name="P7"><text:tab/>move.w<text:tab/>#0x2700, %SR<text:tab/>/* Set running level to 7 */</text:p>
      <text:p text:style-name="P7"><text:tab/>cmp.l<text:tab/>#0, %d1<text:tab/><text:tab/><text:tab/>/* Return without doing anything if ch=/=0*/</text:p>
      <text:p text:style-name="P7"><text:tab/>bne<text:tab/>INTERPUT_END</text:p>
      <text:p text:style-name="P7"/>
      <text:p text:style-name="P7"><text:tab/>move.l<text:tab/>#1, %d0<text:tab/><text:tab/><text:tab/>/* Queue #1 */</text:p>
      <text:p text:style-name="P7"><text:tab/>jsr<text:tab/>OUTQ<text:tab/><text:tab/><text:tab/><text:tab/>/* Substitute it for data?? */</text:p>
      <text:p text:style-name="P7"><text:tab/><text:tab/><text:tab/><text:tab/><text:tab/><text:tab/>/* d1 is data */</text:p>
      <text:p text:style-name="P7"/>
      <text:p text:style-name="P7"><text:tab/>cmp.l<text:tab/>#0, %d0 <text:tab/><text:tab/><text:tab/>/* OUTQ failure? */</text:p>
      <text:p text:style-name="P7"><text:tab/>beq<text:tab/>MASK_TRANSMITTER_INTERRUPT</text:p>
      <text:p text:style-name="P7"><text:tab/></text:p>
      <text:p text:style-name="P7"><text:tab/>add.l<text:tab/>#0x0800, %d1</text:p>
      <text:p text:style-name="P7"><text:tab/>move.w <text:tab/>%d1, UTX1<text:tab/><text:tab/>/* Substitute the data for the transmitter register UTX1 */</text:p>
      <text:p text:style-name="P7"><text:tab/>bra INTERPUT_END</text:p>
      <text:p text:style-name="P7"><text:tab/></text:p>
      <text:p text:style-name="P7">MASK_TRANSMITTER_INTERRUPT:</text:p>
      <text:p text:style-name="P7"><text:tab/>andi <text:tab/>#0xfff8, USTCNT1 <text:tab/><text:tab/>/* Mask the transmitter interrupt */</text:p>
      <text:p text:style-name="P7"><text:soft-page-break/>INTERPUT_END:</text:p>
      <text:p text:style-name="P7"><text:tab/>move.w<text:tab/>%d2, %SR<text:tab/><text:tab/>/* Restore running level */</text:p>
      <text:p text:style-name="P7"><text:tab/>movem.l<text:tab/>(%sp)+, %d2</text:p>
      <text:p text:style-name="P7"><text:tab/>rts</text:p>
      <text:p text:style-name="P7"/>
      <text:p text:style-name="P7"/>
      <text:p text:style-name="P7">****************************************************************</text:p>
      <text:p text:style-name="P7">** <text:s/>PUTSTRING</text:p>
      <text:p text:style-name="P7">**<text:tab/>Maker: Liu Yiluo, Champ Loa, Nimrawee Nattapat</text:p>
      <text:p text:style-name="P7">** <text:s/>Reviewer: Lee Jiseok</text:p>
      <text:p text:style-name="P7">****************************************************************</text:p>
      <text:p text:style-name="P7">PUTSTRING:</text:p>
      <text:p text:style-name="P7"><text:tab/>/* Input: Channel ch -&gt; d1, Head address p -&gt; d2, No. of data -&gt; d3 */</text:p>
      <text:p text:style-name="P7"><text:tab/>/* Output: no. of data actually sent -&gt; d0 */</text:p>
      <text:p text:style-name="P7"><text:tab/>movem.l<text:tab/>%d4/%a0, -(%sp)</text:p>
      <text:p text:style-name="P7"><text:tab/>cmp.l<text:tab/>#0, %d1</text:p>
      <text:p text:style-name="P7"><text:tab/>bne<text:tab/>PUTSTRING_END<text:tab/>/* If ch =/= 0, end */</text:p>
      <text:p text:style-name="P7"/>
      <text:p text:style-name="P7"><text:tab/>move.l<text:tab/>#0, %d4<text:tab/><text:tab/>/* d4 = sz */</text:p>
      <text:p text:style-name="P7"><text:tab/>move.l<text:tab/>%d2, %a0<text:tab/><text:tab/>/* a0 = i */</text:p>
      <text:p text:style-name="P7"/>
      <text:p text:style-name="P7"><text:tab/>cmp.l<text:tab/>#0, %d3</text:p>
      <text:p text:style-name="P7"><text:tab/>beq<text:tab/>PUTSTRING_UPD_SZ</text:p>
      <text:p text:style-name="P7"><text:tab/></text:p>
      <text:p text:style-name="P7">PUTSTRING_LOOP:</text:p>
      <text:p text:style-name="P7"><text:tab/>cmp.l<text:tab/>%d4, %d3<text:tab/><text:tab/>/* If sz == size */</text:p>
      <text:p text:style-name="P7"><text:tab/>beq<text:tab/>PUTSTRING_UNMASK</text:p>
      <text:p text:style-name="P7"><text:tab/></text:p>
      <text:p text:style-name="P7"><text:tab/>move.b<text:tab/>(%a0)+, %d1<text:tab/>/* Put data in d1 */</text:p>
      <text:p text:style-name="P7"><text:tab/>move.l<text:tab/>#1, %d0<text:tab/><text:tab/>/* Use queue 1 */</text:p>
      <text:p text:style-name="P7"><text:tab/>jsr<text:tab/>INQ</text:p>
      <text:p text:style-name="P7"><text:tab/></text:p>
      <text:p text:style-name="P7"><text:tab/>cmp.l<text:tab/>#0, %d0<text:tab/><text:tab/>/* If INQ failed*/</text:p>
      <text:p text:style-name="P7"><text:tab/>beq<text:tab/>PUTSTRING_UNMASK</text:p>
      <text:p text:style-name="P7"/>
      <text:p text:style-name="P7"><text:tab/>addq<text:tab/>#1, %d4<text:tab/><text:tab/>/* Increment sz and i */</text:p>
      <text:p text:style-name="P7"><text:tab/></text:p>
      <text:p text:style-name="P7"><text:tab/>bra<text:tab/>PUTSTRING_LOOP</text:p>
      <text:p text:style-name="P7"/>
      <text:p text:style-name="P7">PUTSTRING_UNMASK:</text:p>
      <text:p text:style-name="P7"><text:tab/>ori <text:tab/>#0x0007, USTCNT1 <text:tab/>/* Permit the transmitter interrupt */</text:p>
      <text:p text:style-name="P7"/>
      <text:p text:style-name="P7">PUTSTRING_UPD_SZ:<text:tab/></text:p>
      <text:p text:style-name="P7"><text:tab/>move.l<text:tab/>%d4, %d0<text:tab/><text:tab/>/* %d0 &lt;- sz */</text:p>
      <text:p text:style-name="P7"><text:tab/></text:p>
      <text:p text:style-name="P7">PUTSTRING_END:</text:p>
      <text:p text:style-name="P7"><text:tab/>movem.l<text:tab/>(%sp)+, %d4/%a0</text:p>
      <text:p text:style-name="P7"><text:tab/>rts</text:p>
      <text:p text:style-name="P7"/>
      <text:p text:style-name="P7"/>
      <text:p text:style-name="P7"/>
      <text:p text:style-name="P7"/>
      <text:p text:style-name="P7"><text:soft-page-break/>****************************************************************</text:p>
      <text:p text:style-name="P7">** <text:s/>GETSTRING</text:p>
      <text:p text:style-name="P7">**<text:tab/>Maker: Liu Yiluo</text:p>
      <text:p text:style-name="P7">** <text:s/>Reviewer: Lee Jiseok</text:p>
      <text:p text:style-name="P7">****************************************************************</text:p>
      <text:p text:style-name="P7">GETSTRING:</text:p>
      <text:p text:style-name="P7"><text:tab/>/* Input: ch -&gt; d1, head address of destination p -&gt; d2, no. of data to be read -&gt; d3 */</text:p>
      <text:p text:style-name="P7"><text:tab/>/* Output: no. of data actually read out -&gt; d0 */</text:p>
      <text:p text:style-name="P7"><text:tab/>movem.l<text:tab/>%d4/%a0, -(%sp)</text:p>
      <text:p text:style-name="P7"/>
      <text:p text:style-name="P7"><text:tab/>cmpi.l<text:tab/>#0, %d1</text:p>
      <text:p text:style-name="P7"><text:tab/>bne<text:tab/>GETSTRING_END<text:tab/><text:tab/>/* If ch =/= 0, end */</text:p>
      <text:p text:style-name="P7"/>
      <text:p text:style-name="P7"><text:tab/>move.l<text:tab/>#0, %d4<text:tab/><text:tab/><text:tab/>/* d4 = sz (Used to count data actually read out) */</text:p>
      <text:p text:style-name="P7"><text:tab/>move.l<text:tab/>%d2, %a0<text:tab/><text:tab/><text:tab/>/* a0 = i (NOT Index, but head address) */</text:p>
      <text:p text:style-name="P7"><text:tab/></text:p>
      <text:p text:style-name="P7">GETSTRING_LOOP:</text:p>
      <text:p text:style-name="P7"><text:tab/>cmp.l<text:tab/>%d4, %d3<text:tab/><text:tab/><text:tab/>/* is sz == size? */</text:p>
      <text:p text:style-name="P7"><text:tab/>beq<text:tab/>GETSTRING_UPD_SZ</text:p>
      <text:p text:style-name="P7"/>
      <text:p text:style-name="P7"><text:tab/>move.l<text:tab/>#0, %d0<text:tab/><text:tab/><text:tab/>/* specify queue 0 */</text:p>
      <text:p text:style-name="P7"><text:tab/>jsr<text:tab/>OUTQ<text:tab/><text:tab/><text:tab/><text:tab/>/* Call OUTQ, puts data in d1 */</text:p>
      <text:p text:style-name="P7"/>
      <text:p text:style-name="P7"><text:tab/>cmpi.l<text:tab/>#0, %d0<text:tab/><text:tab/><text:tab/>/* If failure */</text:p>
      <text:p text:style-name="P7"><text:tab/>beq<text:tab/>GETSTRING_UPD_SZ<text:tab/>/* End GETSTRING */</text:p>
      <text:p text:style-name="P7"/>
      <text:p text:style-name="P7"><text:tab/>move.b<text:tab/>%d1, (%a0)+<text:tab/><text:tab/>/* Copy the data to address i */</text:p>
      <text:p text:style-name="P7"><text:tab/></text:p>
      <text:p text:style-name="P7"><text:tab/>addq<text:tab/>#1, %d4<text:tab/><text:tab/><text:tab/>/* Increment sz and i */</text:p>
      <text:p text:style-name="P7"><text:tab/>jmp<text:tab/>GETSTRING_LOOP</text:p>
      <text:p text:style-name="P7"/>
      <text:p text:style-name="P7">GETSTRING_UPD_SZ:<text:tab/></text:p>
      <text:p text:style-name="P7"><text:tab/>move.l<text:tab/>%d4, %d0<text:tab/><text:tab/><text:tab/>/* %d0 &lt;- sz */</text:p>
      <text:p text:style-name="P7"><text:tab/></text:p>
      <text:p text:style-name="P7">GETSTRING_END:</text:p>
      <text:p text:style-name="P7"><text:tab/>movem.l<text:tab/>(%sp)+, %d4/%a0</text:p>
      <text:p text:style-name="P7"><text:tab/>rts</text:p>
      <text:p text:style-name="P7"/>
      <text:p text:style-name="P7"/>
      <text:p text:style-name="P7">*****************************************************************</text:p>
      <text:p text:style-name="P7">** Queues</text:p>
      <text:p text:style-name="P7">**<text:tab/>Maker: Liu Yiluo, Lee Jiseok</text:p>
      <text:p text:style-name="P7">** <text:s/>Reviewer: Lee Jiseok, Liu Yiluo</text:p>
      <text:p text:style-name="P7">*****************************************************************</text:p>
      <text:p text:style-name="P7">INIT_Q:</text:p>
      <text:p text:style-name="P7"><text:tab/>movem.l<text:tab/>%a1-%a4, -(%sp)</text:p>
      <text:p text:style-name="P7"><text:s text:c="2"/></text:p>
      <text:p text:style-name="P7"><text:tab/>lea.l<text:tab/>top, %a1<text:tab/><text:tab/><text:tab/>/*top address is a1*/</text:p>
      <text:p text:style-name="P7"><text:tab/>lea.l <text:s/><text:tab/>inp, %a2</text:p>
      <text:p text:style-name="P7"><text:tab/>lea.l <text:s/><text:tab/>outp, %a3</text:p>
      <text:p text:style-name="P7"><text:tab/>lea.l <text:s/><text:tab/>s, %a4</text:p>
      <text:p text:style-name="P7"><text:s text:c="2"/></text:p>
      <text:p text:style-name="P7"><text:soft-page-break/><text:tab/>move.l<text:tab/>%a1, (%a2)+ <text:tab/><text:tab/><text:tab/> /* Initialize inp, outp, and s for q0*/</text:p>
      <text:p text:style-name="P7"><text:tab/>move.l<text:tab/>%a1, (%a3)+</text:p>
      <text:p text:style-name="P7"><text:tab/>move.w<text:tab/>#0, (%a4)+</text:p>
      <text:p text:style-name="P7"/>
      <text:p text:style-name="P7"><text:tab/>adda <text:s/><text:tab/>#SIZE_of_QUEUE, %a1 <text:s/><text:tab/>/* add offset for q1 */</text:p>
      <text:p text:style-name="P7"/>
      <text:p text:style-name="P7"><text:tab/>move.l<text:tab/>%a1, (%a2) <text:s/><text:tab/><text:tab/><text:tab/>/* Initialize inp, outp, and s for q1*/</text:p>
      <text:p text:style-name="P7"><text:tab/>move.l<text:tab/>%a1, (%a3)</text:p>
      <text:p text:style-name="P7"><text:tab/>move.w<text:tab/>#0, (%a4)</text:p>
      <text:p text:style-name="P7"><text:s text:c="2"/></text:p>
      <text:p text:style-name="P7"><text:tab/>movem.l<text:tab/>(%sp)+, %a1-%a4</text:p>
      <text:p text:style-name="P7"><text:tab/>rts</text:p>
      <text:p text:style-name="P7"/>
      <text:p text:style-name="P7">INQ:</text:p>
      <text:p text:style-name="P7"><text:tab/>/* Input: Queue no. -&gt; %d0, Data -&gt; %d1 */</text:p>
      <text:p text:style-name="P7"><text:tab/>/* Output: Success/fail -&gt; %d0 */</text:p>
      <text:p text:style-name="P7"><text:tab/>movem.l<text:tab/>%d2-%d5/%a1-%a5,-(%sp) <text:s text:c="3"/>/* Save registers */</text:p>
      <text:p text:style-name="P7"/>
      <text:p text:style-name="P7"><text:tab/>jsr<text:tab/>Q_START</text:p>
      <text:p text:style-name="P7"><text:tab/>lea.l <text:tab/>inp, %a2<text:tab/><text:tab/><text:tab/>/* inp -&gt; a2 */</text:p>
      <text:p text:style-name="P7"><text:tab/>adda.l <text:s/>%d2, %a2 <text:s text:c="2"/><text:tab/><text:tab/> <text:tab/>/* add offset */</text:p>
      <text:p text:style-name="P7"><text:tab/>move.l <text:s/>(%a2), %a1 <text:s/><text:tab/><text:tab/><text:tab/>/* a1 = in pointer */</text:p>
      <text:p text:style-name="P7"><text:s text:c="2"/></text:p>
      <text:p text:style-name="P7"><text:tab/>jsr<text:tab/>INQ_SIZE_CHECK</text:p>
      <text:p text:style-name="P7"><text:tab/>jmp <text:tab/>Q_FINISH</text:p>
      <text:p text:style-name="P7"/>
      <text:p text:style-name="P7">INQ_SIZE_CHECK:</text:p>
      <text:p text:style-name="P7"><text:tab/>cmp.w<text:tab/>#256, (%a3) <text:s text:c="2"/><text:tab/><text:tab/><text:tab/>/* check if queue is full */</text:p>
      <text:p text:style-name="P7"><text:tab/>bne<text:tab/>INQ_SUCC<text:tab/><text:tab/><text:tab/>/*if s not equals to 256*/</text:p>
      <text:p text:style-name="P7"><text:tab/>bra<text:tab/>Q_FAIL<text:tab/><text:tab/> <text:s/><text:tab/>/*if s==256*/</text:p>
      <text:p text:style-name="P7"/>
      <text:p text:style-name="P7">INQ_SUCC:</text:p>
      <text:p text:style-name="P7"><text:tab/>move.b <text:tab/>%d1, (%a1) <text:s/><text:tab/><text:tab/>/* d1 = data moved into inp */</text:p>
      <text:p text:style-name="P7"><text:tab/>addq <text:s text:c="3"/>#1, (%a3) <text:s text:c="2"/><text:tab/> <text:tab/><text:tab/>/* Increment size */</text:p>
      <text:p text:style-name="P7"/>
      <text:p text:style-name="P7"><text:tab/>jmp <text:s text:c="4"/>Q_SUCC</text:p>
      <text:p text:style-name="P7"/>
      <text:p text:style-name="P7">OUTQ:</text:p>
      <text:p text:style-name="P7"><text:tab/>/* Input: Queue no. -&gt; %d0 */</text:p>
      <text:p text:style-name="P7"><text:tab/>/* Output: Success/fail -&gt; %d0, Data -&gt; %d1 */</text:p>
      <text:p text:style-name="P7"><text:tab/>movem.l<text:tab/>%d2-%d5/%a1-%a5,-(%sp) <text:s text:c="3"/>/* Save registers */</text:p>
      <text:p text:style-name="P7"><text:tab/>jsr <text:s text:c="4"/>Q_START</text:p>
      <text:p text:style-name="P7"><text:tab/>lea.l <text:tab/>outp, %a2<text:tab/><text:tab/><text:tab/><text:tab/>/* outp -&gt; a2 */</text:p>
      <text:p text:style-name="P7"><text:tab/>adda.l <text:s/>%d2, %a2 <text:s text:c="3"/><text:tab/><text:tab/><text:tab/><text:tab/>/* add offset */</text:p>
      <text:p text:style-name="P7"><text:tab/>move.l <text:s/>(%a2), %a1 <text:s/><text:tab/><text:tab/><text:tab/><text:tab/>/* a1 = out pointer */</text:p>
      <text:p text:style-name="P7"/>
      <text:p text:style-name="P7"><text:tab/>jsr<text:tab/>OUTQ_SIZE_CHECK</text:p>
      <text:p text:style-name="P7"><text:tab/>jmp <text:tab/>Q_FINISH</text:p>
      <text:p text:style-name="P7"/>
      <text:p text:style-name="P7">OUTQ_SIZE_CHECK:</text:p>
      <text:p text:style-name="P7"><text:tab/>cmp.w <text:tab/>#0, (%a3) <text:s text:c="3"/><text:tab/><text:tab/><text:tab/><text:tab/>/* check if queue is empty*/</text:p>
      <text:p text:style-name="P7"><text:tab/>bgt <text:tab/>OUTQ_SUCC</text:p>
      <text:p text:style-name="P7"><text:soft-page-break/><text:tab/>bra<text:tab/>Q_FAIL</text:p>
      <text:p text:style-name="P7"/>
      <text:p text:style-name="P7">OUTQ_SUCC:</text:p>
      <text:p text:style-name="P7"><text:tab/>move.b<text:tab/>(%a1), %d1 <text:tab/><text:tab/><text:tab/>/* data is moved to d1*/</text:p>
      <text:p text:style-name="P7"><text:tab/>subi.w <text:s/>#1, (%a3) <text:s text:c="3"/><text:tab/><text:tab/><text:tab/><text:tab/>/* Decrement size */</text:p>
      <text:p text:style-name="P7"/>
      <text:p text:style-name="P7"><text:tab/>jmp <text:tab/>Q_SUCC</text:p>
      <text:p text:style-name="P7"><text:s text:c="2"/></text:p>
      <text:p text:style-name="P7"/>
      <text:p text:style-name="P7">/* These are common for both INQ and OUTQ */</text:p>
      <text:p text:style-name="P7">Q_START:</text:p>
      <text:p text:style-name="P7"><text:tab/>move.w<text:tab/>%SR, %d5 <text:s text:c="3"/><text:tab/><text:tab/>/* Save running level */</text:p>
      <text:p text:style-name="P7"><text:tab/>move.w <text:tab/>#0x2700, %SR<text:tab/>/* running level = 7 */</text:p>
      <text:p text:style-name="P7"><text:s text:c="2"/></text:p>
      <text:p text:style-name="P7"><text:tab/>move.l <text:tab/>%d0, %d2 <text:s text:c="2"/><text:tab/><text:tab/>/* d2 = pointer offset */</text:p>
      <text:p text:style-name="P7"><text:tab/>mulu<text:tab/>#4, <text:s/>%d2 <text:s/><text:tab/><text:tab/> <text:tab/>/* because address is stored in longword */</text:p>
      <text:p text:style-name="P7"><text:s text:c="2"/></text:p>
      <text:p text:style-name="P7"><text:tab/>move.l <text:s/>%d0, %d3 <text:s text:c="2"/><text:tab/><text:tab/><text:tab/>/* d3 = queue size pointer offset */</text:p>
      <text:p text:style-name="P7"><text:tab/>mulu<text:tab/>#2, %d3<text:tab/> <text:s text:c="2"/><text:tab/><text:tab/>/* because address is stored in word */</text:p>
      <text:p text:style-name="P7"><text:s text:c="2"/></text:p>
      <text:p text:style-name="P7"><text:tab/>lea.l<text:tab/>s, <text:s text:c="2"/>%a3 <text:s text:c="3"/><text:tab/><text:tab/><text:tab/>/* size -&gt; a3 */</text:p>
      <text:p text:style-name="P7"><text:tab/>adda.l <text:s/>%d3, %a3 <text:s text:c="3"/><text:tab/><text:tab/><text:tab/>/* add offset */</text:p>
      <text:p text:style-name="P7"><text:tab/>rts</text:p>
      <text:p text:style-name="P7"/>
      <text:p text:style-name="P7">Q_SUCC:</text:p>
      <text:p text:style-name="P7"><text:tab/>move.l <text:tab/>%d0, %d4 <text:s text:c="2"/><text:tab/><text:tab/>/* d4 = queue area offset */</text:p>
      <text:p text:style-name="P7"><text:tab/>mulu<text:tab/>#SIZE_of_QUEUE, %d4</text:p>
      <text:p text:style-name="P7"><text:tab/>lea.l <text:s text:c="2"/>top, %a4 <text:s/><text:tab/><text:tab/><text:tab/>/* a4 = head of queue area */</text:p>
      <text:p text:style-name="P7"><text:tab/>adda.l <text:s/>%d4, %a4 <text:s/><text:tab/><text:tab/><text:tab/>/* adds offset */</text:p>
      <text:p text:style-name="P7"><text:tab/>move.l <text:s/>%a4, %a5 <text:s/><text:tab/><text:tab/><text:tab/>/* a5 = bottom of queue area */</text:p>
      <text:p text:style-name="P7"><text:tab/>adda.l <text:s/>#255, %a5 <text:s/><text:tab/><text:tab/><text:tab/>/* the bottom is 255 from the top */</text:p>
      <text:p text:style-name="P7"/>
      <text:p text:style-name="P7"><text:tab/>move.l <text:s/>#1, %d0 <text:s text:c="4"/><text:tab/><text:tab/><text:tab/>/* success flag raised */</text:p>
      <text:p text:style-name="P7"/>
      <text:p text:style-name="P7"><text:tab/>cmp<text:tab/>%a1, %a5<text:tab/><text:tab/><text:tab/>/* compare inp/outp with bottom*/</text:p>
      <text:p text:style-name="P7"><text:tab/>beq<text:tab/>Q_BACK<text:tab/><text:tab/><text:tab/>/* reach the bottom */</text:p>
      <text:p text:style-name="P7"><text:tab/>bra<text:tab/>Q_NEXT</text:p>
      <text:p text:style-name="P7"/>
      <text:p text:style-name="P7">Q_NEXT:</text:p>
      <text:p text:style-name="P7"><text:tab/>addq<text:tab/>#1, %a1 <text:s text:c="3"/><text:tab/><text:tab/><text:tab/>/* increment input/output pointer*/</text:p>
      <text:p text:style-name="P7"><text:tab/>rts</text:p>
      <text:p text:style-name="P7"/>
      <text:p text:style-name="P7">Q_BACK:</text:p>
      <text:p text:style-name="P7"><text:tab/>move.l<text:tab/>%a4, %a1 <text:tab/><text:tab/> <text:tab/>/* input/output pointer set to head of queue area */</text:p>
      <text:p text:style-name="P7"><text:tab/>rts<text:tab/></text:p>
      <text:p text:style-name="P7"/>
      <text:p text:style-name="P7">Q_FAIL:</text:p>
      <text:p text:style-name="P7"><text:tab/>move.l<text:tab/>#0, %d0 <text:s text:c="3"/><text:tab/><text:tab/><text:tab/>/* set flag to fail */</text:p>
      <text:p text:style-name="P7"><text:tab/>rts</text:p>
      <text:p text:style-name="P7"/>
      <text:p text:style-name="P7">Q_FINISH:</text:p>
      <text:p text:style-name="P7"><text:tab/>move.l<text:tab/>%a1, (%a2) <text:s text:c="3"/><text:tab/><text:tab/><text:tab/>/* update inp/outp */</text:p>
      <text:p text:style-name="P7"><text:soft-page-break/><text:tab/>move.w<text:tab/>%d5, %SR <text:s text:c="5"/><text:tab/><text:tab/><text:tab/><text:tab/>/* restore previous running level */</text:p>
      <text:p text:style-name="P7"><text:tab/>movem.l<text:tab/>(%sp)+,%d2-%d5/%a1-%a5 <text:s/><text:tab/>/* restore registers */</text:p>
      <text:p text:style-name="P7"><text:tab/>rts</text:p>
      <text:p text:style-name="P7"/>
      <text:p text:style-name="P7"/>
      <text:p text:style-name="P7"/>
      <text:p text:style-name="P7">****************************************************************</text:p>
      <text:p text:style-name="P7">**<text:tab/>Data region</text:p>
      <text:p text:style-name="P7">****************************************************************</text:p>
      <text:p text:style-name="P7">.section .data</text:p>
      <text:p text:style-name="P7"><text:s text:c="4"/>.equ<text:tab/>SIZE_of_QUEUE,<text:tab/>256</text:p>
      <text:p text:style-name="P7"/>
      <text:p text:style-name="P7">.section .bss</text:p>
      <text:p text:style-name="P7">.even</text:p>
      <text:p text:style-name="P7">top:<text:tab/><text:tab/>.ds.b<text:tab/>SIZE_of_QUEUE*2</text:p>
      <text:p text:style-name="P7">inp:<text:tab/><text:tab/>.ds.l<text:tab/>2</text:p>
      <text:p text:style-name="P7">outp:<text:tab/><text:tab/>.ds.l<text:tab/>2</text:p>
      <text:p text:style-name="P7">s:<text:tab/><text:tab/>.ds.w<text:tab/>2</text:p>
      <text:p text:style-name="P7">task_p:<text:tab/><text:tab/>.ds.l<text:tab/>1</text:p>
      <text:p text:style-name="P7"/>
      <text:p text:style-name="P7"><text:s text:c="12"/>.even</text:p>
      <text:p text:style-name="P7"/>
      <text:p text:style-name="P7">****************************************************************</text:p>
      <text:p text:style-name="P7">**<text:tab/>Data region with an initial value</text:p>
      <text:p text:style-name="P7">****************************************************************</text:p>
      <text:p text:style-name="P7">.section .data</text:p>
      <text:p text:style-name="P7">TMSG:<text:tab/><text:tab/>.ascii<text:tab/>"******\r\n"</text:p>
      <text:p text:style-name="P7"><text:s text:c="12"/>.even</text:p>
      <text:p text:style-name="P7">TTC:<text:tab/><text:tab/>.dc.w<text:tab/>0</text:p>
      <text:p text:style-name="P7"><text:s text:c="12"/>.even</text:p>
      <text:p text:style-name="P7"/>
      <text:p text:style-name="P7">****************************************************************</text:p>
      <text:p text:style-name="P7">**<text:tab/>Data region without an initial value</text:p>
      <text:p text:style-name="P7">****************************************************************</text:p>
      <text:p text:style-name="P7">.section .bss</text:p>
      <text:p text:style-name="P7">BUF:<text:tab/><text:tab/>.ds.b<text:tab/>256</text:p>
      <text:p text:style-name="P7"><text:s text:c="12"/>.even</text:p>
      <text:p text:style-name="P7">USR_STK:</text:p>
      <text:p text:style-name="P7"><text:s text:c="12"/>.ds.b<text:tab/>0x4000</text:p>
      <text:p text:style-name="P7"><text:s text:c="12"/>.even</text:p>
      <text:p text:style-name="P7">USR_STK_TOP:</text:p>
      <text:p text:style-name="P7"/>
      <text:p text:style-name="P7">****************************************************************</text:p>
      <text:p text:style-name="P7">**<text:tab/>Data region with an initial value for stopwatch</text:p>
      <text:p text:style-name="P7">****************************************************************</text:p>
      <text:p text:style-name="P7">.section .data</text:p>
      <text:p text:style-name="P7">STATUS:<text:tab/><text:tab/>.dc.b<text:tab/>0</text:p>
      <text:p text:style-name="P7"><text:tab/><text:tab/>.even</text:p>
      <text:p text:style-name="P7">SECOND_1:<text:tab/>.dc.b<text:tab/>0</text:p>
      <text:p text:style-name="P7"><text:tab/><text:tab/>.even</text:p>
      <text:p text:style-name="P7">SECOND_2:<text:tab/>.dc.b<text:tab/>0</text:p>
      <text:p text:style-name="P7"><text:tab/><text:tab/>.even</text:p>
      <text:p text:style-name="P7"><text:soft-page-break/>MINUTE_1:<text:tab/>.dc.b<text:tab/>0</text:p>
      <text:p text:style-name="P7"><text:tab/><text:tab/>.even</text:p>
      <text:p text:style-name="P7">MINUTE_2:<text:tab/>.dc.b<text:tab/>0</text:p>
      <text:p text:style-name="P7"><text:tab/><text:tab/>.even</text:p>
      <text:p text:style-name="P7">HOUR_1:<text:tab/><text:tab/>.dc.b<text:tab/>0</text:p>
      <text:p text:style-name="P7"><text:tab/><text:tab/>.even</text:p>
      <text:p text:style-name="P7">HOUR_2:<text:tab/><text:tab/>.dc.b<text:tab/>0</text:p>
      <text:p text:style-name="P7"><text:tab/><text:tab/>.even</text:p>
      <text:p text:style-name="P7">W_MSG:<text:tab/><text:tab/>.ascii<text:tab/>"Hi, Welcome!"<text:tab/><text:tab/><text:tab/>| size=12</text:p>
      <text:p text:style-name="P7"><text:s text:c="12"/>.even</text:p>
      <text:p text:style-name="P7">S_MSG:<text:tab/><text:tab/>.ascii<text:tab/>"\r\nStopwatch started!\r\n"<text:tab/>| size=22</text:p>
      <text:p text:style-name="P7"><text:s text:c="12"/>.even</text:p>
      <text:p text:style-name="P7">T_MSG:<text:tab/><text:tab/>.ascii<text:tab/>"\r\nStopwatch stopped!\r\n"<text:tab/>| size=22</text:p>
      <text:p text:style-name="P7"><text:s text:c="12"/>.even</text:p>
      <text:p text:style-name="P7">R_MSG:<text:tab/><text:tab/>.ascii<text:tab/>"\r\nStopwatch reset!\r\n"<text:tab/>| size=20</text:p>
      <text:p text:style-name="P7"><text:s text:c="12"/>.ev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7:01:28.003342919</meta:creation-date>
    <dc:date>2024-11-15T18:07:20.994606426</dc:date>
    <meta:editing-duration>PT3M46S</meta:editing-duration>
    <meta:editing-cycles>1</meta:editing-cycles>
    <meta:document-statistic meta:table-count="0" meta:image-count="0" meta:object-count="0" meta:page-count="23" meta:paragraph-count="1018" meta:word-count="4299" meta:character-count="30407" meta:non-whitespace-character-count="24790"/>
    <meta:generator>LibreOffice/7.3.7.2$Linux_X86_64 LibreOffice_project/30$Build-2</meta:generator>
  </office:meta>
</office:document-meta>
</file>